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Základní typ</text:p>
          </table:table-cell>
          <table:table-cell table:style-name="ce1" office:value-type="string" calcext:value-type="string">
            <text:p>Část obce</text:p>
          </table:table-cell>
          <table:table-cell table:style-name="ce1" office:value-type="string" calcext:value-type="string">
            <text:p>Č.dom.</text:p>
          </table:table-cell>
          <table:table-cell table:style-name="ce1" office:value-type="string" calcext:value-type="string">
            <text:p>Ulice</text:p>
          </table:table-cell>
          <table:table-cell table:style-name="ce1" office:value-type="string" calcext:value-type="string">
            <text:p>Č.or.</text:p>
          </table:table-cell>
          <table:table-cell table:style-name="ce1" office:value-type="string" calcext:value-type="string">
            <text:p>Číslo bytu</text:p>
          </table:table-cell>
          <table:table-cell table:style-name="ce1" office:value-type="string" calcext:value-type="string">
            <text:p>Číslo nebytu</text:p>
          </table:table-cell>
          <table:table-cell table:style-name="ce1" office:value-type="string" calcext:value-type="string">
            <text:p>m2 byt</text:p>
          </table:table-cell>
          <table:table-cell table:style-name="ce1" office:value-type="string" calcext:value-type="string">
            <text:p>m2 nebyt</text:p>
          </table:table-cell>
          <table:table-cell table:style-name="ce4"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retánské nám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0.1" calcext:value-type="float">
            <text:p>19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.9" calcext:value-type="float">
            <text:p>8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.6" calcext:value-type="float">
            <text:p>6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.9" calcext:value-type="float">
            <text:p>5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8.4" calcext:value-type="float">
            <text:p>21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5.6" calcext:value-type="float">
            <text:p>13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4.2" calcext:value-type="float">
            <text:p>34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15.1" calcext:value-type="float">
            <text:p>11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76.6" calcext:value-type="float">
            <text:p>7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41.6" calcext:value-type="float">
            <text:p>14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Úvoz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.4" calcext:value-type="float">
            <text:p>48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Úvoz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.2" calcext:value-type="float">
            <text:p>4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Úvoz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2.3" calcext:value-type="float">
            <text:p>2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Úvoz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.1" calcext:value-type="float">
            <text:p>2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Úvoz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82.2" calcext:value-type="float">
            <text:p>8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dnické schod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dnické schod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5.3" calcext:value-type="float">
            <text:p>6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oretánská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.6" calcext:value-type="float">
            <text:p>4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oretán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7.8" calcext:value-type="float">
            <text:p>4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oretán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4.7" calcext:value-type="float">
            <text:p>3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oretán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4.1" calcext:value-type="float">
            <text:p>2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trahovská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trahovská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  <table:table-cell office:value-type="float" office:value="31.4" calcext:value-type="float">
            <text:p>3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Úvoz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.5" calcext:value-type="float">
            <text:p>8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Úvoz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.3" calcext:value-type="float">
            <text:p>20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Hradčany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Úvoz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6.9" calcext:value-type="float">
            <text:p>10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Úvoz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8.6" calcext:value-type="float">
            <text:p>17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Hradčany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Úvoz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šní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šní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5.1" calcext:value-type="float">
            <text:p>20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.1" calcext:value-type="float">
            <text:p>4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.5" calcext:value-type="float">
            <text:p>9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3.9" calcext:value-type="float">
            <text:p>6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1" calcext:value-type="float">
            <text:p>9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.6" calcext:value-type="float">
            <text:p>6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6.1" calcext:value-type="float">
            <text:p>9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.6" calcext:value-type="float">
            <text:p>6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5.8" calcext:value-type="float">
            <text:p>9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.4" calcext:value-type="float">
            <text:p>6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6.5" calcext:value-type="float">
            <text:p>13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išky Krásnohorské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.2" calcext:value-type="float">
            <text:p>10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išky Krásnohorské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2.6" calcext:value-type="float">
            <text:p>5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išky Krásnohorské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1.9" calcext:value-type="float">
            <text:p>7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išky Krásnohorské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8.2" calcext:value-type="float">
            <text:p>4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pr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.9" calcext:value-type="float">
            <text:p>42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pr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9.1" calcext:value-type="float">
            <text:p>19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pr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5.9" calcext:value-type="float">
            <text:p>95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pr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55.5" calcext:value-type="float">
            <text:p>35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Žatecká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Žatecká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0.3" calcext:value-type="float">
            <text:p>27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Žatecká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Žatec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2.5" calcext:value-type="float">
            <text:p>12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Žatec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23.2" calcext:value-type="float">
            <text:p>32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Žatec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52.6" calcext:value-type="float">
            <text:p>15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Široká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.5" calcext:value-type="float">
            <text:p>2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Široká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.9" calcext:value-type="float">
            <text:p>3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Široká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Širo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14.7" calcext:value-type="float">
            <text:p>51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Široká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7.9" calcext:value-type="float">
            <text:p>187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Širo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.7" calcext:value-type="float">
            <text:p>2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Širo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.1" calcext:value-type="float">
            <text:p>1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Širo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54.6" calcext:value-type="float">
            <text:p>35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Širo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19.6" calcext:value-type="float">
            <text:p>21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iselov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4.5" calcext:value-type="float">
            <text:p>22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iselov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sel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8.8" calcext:value-type="float">
            <text:p>14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sel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3.5" calcext:value-type="float">
            <text:p>18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sel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8.8" calcext:value-type="float">
            <text:p>2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iselov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.8" calcext:value-type="float">
            <text:p>4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iselov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8.5" calcext:value-type="float">
            <text:p>21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iselov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6.5" calcext:value-type="float">
            <text:p>18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se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5.8" calcext:value-type="float">
            <text:p>165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se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1.9" calcext:value-type="float">
            <text:p>11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se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7.2" calcext:value-type="float">
            <text:p>1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se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.6" calcext:value-type="float">
            <text:p>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Široká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.2" calcext:value-type="float">
            <text:p>1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Široká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.5" calcext:value-type="float">
            <text:p>1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Širo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5.6" calcext:value-type="float">
            <text:p>6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řížská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.5" calcext:value-type="float">
            <text:p>10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říž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9.1" calcext:value-type="float">
            <text:p>27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říž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2.3" calcext:value-type="float">
            <text:p>12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Širo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8.5" calcext:value-type="float">
            <text:p>8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Širo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1.8" calcext:value-type="float">
            <text:p>51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Širo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5.2" calcext:value-type="float">
            <text:p>9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Širo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Širo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90.8" calcext:value-type="float">
            <text:p>9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řížská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.5" calcext:value-type="float">
            <text:p>3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říž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6.1" calcext:value-type="float">
            <text:p>426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říž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0.5" calcext:value-type="float">
            <text:p>10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říž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išky Krásnohorské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.2" calcext:value-type="float">
            <text:p>7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išky Krásnohorské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.5" calcext:value-type="float">
            <text:p>4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išky Krásnohorské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.4" calcext:value-type="float">
            <text:p>4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išky Krásnohorské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.2" calcext:value-type="float">
            <text:p>10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išky Krásnohorské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6.3" calcext:value-type="float">
            <text:p>5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išky Krásnohorské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3.8" calcext:value-type="float">
            <text:p>4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říž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říž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.1" calcext:value-type="float">
            <text:p>10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řížská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7" calcext:value-type="float">
            <text:p>8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říž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5.8" calcext:value-type="float">
            <text:p>195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říž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8.5" calcext:value-type="float">
            <text:p>9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ílkov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4.4" calcext:value-type="float">
            <text:p>14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Josefov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ílkov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ílk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ílk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1.9" calcext:value-type="float">
            <text:p>10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ílk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78.9" calcext:value-type="float">
            <text:p>178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ílk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65.6" calcext:value-type="float">
            <text:p>6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řeh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6.9" calcext:value-type="float">
            <text:p>27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řeh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30.2" calcext:value-type="float">
            <text:p>23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Josefo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řeh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ostranské náměstí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8.9" calcext:value-type="float">
            <text:p>9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ostranské náměstí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9.5" calcext:value-type="float">
            <text:p>22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ostranské náměstí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.6" calcext:value-type="float">
            <text:p>1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ostranské náměstí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9.3" calcext:value-type="float">
            <text:p>3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ostranské náměstí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7.3" calcext:value-type="float">
            <text:p>7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ostranské náměstí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8.2" calcext:value-type="float">
            <text:p>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dštejnské náměstí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0.1" calcext:value-type="float">
            <text:p>6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.4" calcext:value-type="float">
            <text:p>13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7.2" calcext:value-type="float">
            <text:p>7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9.2" calcext:value-type="float">
            <text:p>10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4.1" calcext:value-type="float">
            <text:p>6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9.3" calcext:value-type="float">
            <text:p>9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mášs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2.2" calcext:value-type="float">
            <text:p>7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mášská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1.6" calcext:value-type="float">
            <text:p>3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máš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4.6" calcext:value-type="float">
            <text:p>19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ášská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.7" calcext:value-type="float">
            <text:p>8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áš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6.5" calcext:value-type="float">
            <text:p>10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áš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1" calcext:value-type="float">
            <text:p>1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áš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0.2" calcext:value-type="float">
            <text:p>3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ostranské nám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ostranské nám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.2" calcext:value-type="float">
            <text:p>2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ostranské nám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6.7" calcext:value-type="float">
            <text:p>4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ostranské nám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3.8" calcext:value-type="float">
            <text:p>3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ostranské nám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0.3" calcext:value-type="float">
            <text:p>21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ostranské nám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4.3" calcext:value-type="float">
            <text:p>9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ostranské nám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ostranské nám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76.7" calcext:value-type="float">
            <text:p>7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ostranské nám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3.8" calcext:value-type="float">
            <text:p>5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stec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8.4" calcext:value-type="float">
            <text:p>9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stec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2.1" calcext:value-type="float">
            <text:p>2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stec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8.4" calcext:value-type="float">
            <text:p>2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stec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8.2" calcext:value-type="float">
            <text:p>4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stec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29.5" calcext:value-type="float">
            <text:p>12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stec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stec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stec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5.1" calcext:value-type="float">
            <text:p>7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stec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08.1" calcext:value-type="float">
            <text:p>10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stec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7.5" calcext:value-type="float">
            <text:p>4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stec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488.8" calcext:value-type="float">
            <text:p>48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.4" calcext:value-type="float">
            <text:p>4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.8" calcext:value-type="float">
            <text:p>5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5.7" calcext:value-type="float">
            <text:p>1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4.1" calcext:value-type="float">
            <text:p>1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ražického nám.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3.4" calcext:value-type="float">
            <text:p>2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.7" calcext:value-type="float">
            <text:p>4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.4" calcext:value-type="float">
            <text:p>6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.8" calcext:value-type="float">
            <text:p>5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.9" calcext:value-type="float">
            <text:p>2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 lužického seminář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0.8" calcext:value-type="float">
            <text:p>13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 lužického seminář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 lužického seminář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1.6" calcext:value-type="float">
            <text:p>2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 lužického seminář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3.2" calcext:value-type="float">
            <text:p>6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 lužického seminář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.9" calcext:value-type="float">
            <text:p>5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 lužického seminář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 lužického seminář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ihelná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3.4" calcext:value-type="float">
            <text:p>16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ihel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2.7" calcext:value-type="float">
            <text:p>7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.1" calcext:value-type="float">
            <text:p>5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52.7" calcext:value-type="float">
            <text:p>25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77.1" calcext:value-type="float">
            <text:p>47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1.7" calcext:value-type="float">
            <text:p>3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9.6" calcext:value-type="float">
            <text:p>5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8.5" calcext:value-type="float">
            <text:p>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.2" calcext:value-type="float">
            <text:p>1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tenská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1" calcext:value-type="float">
            <text:p>9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ten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64.4" calcext:value-type="float">
            <text:p>76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ten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ten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92" calcext:value-type="float">
            <text:p>13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.9" calcext:value-type="float">
            <text:p>12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.2" calcext:value-type="float">
            <text:p>8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36.1" calcext:value-type="float">
            <text:p>13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.3" calcext:value-type="float">
            <text:p>13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.3" calcext:value-type="float">
            <text:p>84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.7" calcext:value-type="float">
            <text:p>9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9.6" calcext:value-type="float">
            <text:p>12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.9" calcext:value-type="float">
            <text:p>7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6.6" calcext:value-type="float">
            <text:p>7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.2" calcext:value-type="float">
            <text:p>4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aré zámecké schod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6" calcext:value-type="float">
            <text:p>2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aré zámecké scho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.1" calcext:value-type="float">
            <text:p>8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aré zámecké schod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aré zámecké schod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8.6" calcext:value-type="float">
            <text:p>4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aré zámecké schod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12.3" calcext:value-type="float">
            <text:p>1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28.5" calcext:value-type="float">
            <text:p>2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.2" calcext:value-type="float">
            <text:p>3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33.5" calcext:value-type="float">
            <text:p>3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6" calcext:value-type="float">
            <text:p>306</text:p>
          </table:table-cell>
          <table:table-cell/>
          <table:table-cell office:value-type="float" office:value="35.1" calcext:value-type="float">
            <text:p>3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office:value-type="float" office:value="14.9" calcext:value-type="float">
            <text:p>1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němovní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.4" calcext:value-type="float">
            <text:p>8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němov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7.7" calcext:value-type="float">
            <text:p>4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unov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0.4" calcext:value-type="float">
            <text:p>8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unov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0.6" calcext:value-type="float">
            <text:p>5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erudov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.8" calcext:value-type="float">
            <text:p>7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erud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4.4" calcext:value-type="float">
            <text:p>14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erudov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7.6" calcext:value-type="float">
            <text:p>3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ánská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.1" calcext:value-type="float">
            <text:p>4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án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4.7" calcext:value-type="float">
            <text:p>3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.9" calcext:value-type="float">
            <text:p>7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.4" calcext:value-type="float">
            <text:p>5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.2" calcext:value-type="float">
            <text:p>5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.6" calcext:value-type="float">
            <text:p>5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.9" calcext:value-type="float">
            <text:p>4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.4" calcext:value-type="float">
            <text:p>10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.6" calcext:value-type="float">
            <text:p>3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rudova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.1" calcext:value-type="float">
            <text:p>5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ánský vršek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42.1" calcext:value-type="float">
            <text:p>4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ánský vršek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137.6" calcext:value-type="float">
            <text:p>13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ánský vršek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68.4" calcext:value-type="float">
            <text:p>6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erud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2.5" calcext:value-type="float">
            <text:p>29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žiště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.7" calcext:value-type="float">
            <text:p>6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žiště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.3" calcext:value-type="float">
            <text:p>3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žiště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žiště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1.2" calcext:value-type="float">
            <text:p>27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žiště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4.4" calcext:value-type="float">
            <text:p>4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žiště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žiště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.1" calcext:value-type="float">
            <text:p>5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žiště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1.5" calcext:value-type="float">
            <text:p>8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žiště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0.9" calcext:value-type="float">
            <text:p>4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žiště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2.8" calcext:value-type="float">
            <text:p>4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žiště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0.3" calcext:value-type="float">
            <text:p>3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armelits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3.9" calcext:value-type="float">
            <text:p>63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armelits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.5" calcext:value-type="float">
            <text:p>1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armelits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4.2" calcext:value-type="float">
            <text:p>64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armelits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3.7" calcext:value-type="float">
            <text:p>5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rokopská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rokop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.2" calcext:value-type="float">
            <text:p>1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rokop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.5" calcext:value-type="float">
            <text:p>3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7" calcext:value-type="float">
            <text:p>3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.6" calcext:value-type="float">
            <text:p>4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.8" calcext:value-type="float">
            <text:p>3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9.7" calcext:value-type="float">
            <text:p>5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řetislav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3.5" calcext:value-type="float">
            <text:p>6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.4" calcext:value-type="float">
            <text:p>6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3.1" calcext:value-type="float">
            <text:p>11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4.5" calcext:value-type="float">
            <text:p>13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.9" calcext:value-type="float">
            <text:p>3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.5" calcext:value-type="float">
            <text:p>5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.8" calcext:value-type="float">
            <text:p>5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9.3" calcext:value-type="float">
            <text:p>9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.4" calcext:value-type="float">
            <text:p>2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.8" calcext:value-type="float">
            <text:p>6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.2" calcext:value-type="float">
            <text:p>7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.7" calcext:value-type="float">
            <text:p>2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.7" calcext:value-type="float">
            <text:p>5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.8" calcext:value-type="float">
            <text:p>4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5.2" calcext:value-type="float">
            <text:p>6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6.4" calcext:value-type="float">
            <text:p>5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.3" calcext:value-type="float">
            <text:p>9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.4" calcext:value-type="float">
            <text:p>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5" calcext:value-type="float">
            <text:p>1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.4" calcext:value-type="float">
            <text:p>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etřínské sa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7.6" calcext:value-type="float">
            <text:p>10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.7" calcext:value-type="float">
            <text:p>6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.9" calcext:value-type="float">
            <text:p>7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.5" calcext:value-type="float">
            <text:p>7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.9" calcext:value-type="float">
            <text:p>12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.8" calcext:value-type="float">
            <text:p>13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2.4" calcext:value-type="float">
            <text:p>9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.1" calcext:value-type="float">
            <text:p>1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3.7" calcext:value-type="float">
            <text:p>7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6.8" calcext:value-type="float">
            <text:p>2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.5" calcext:value-type="float">
            <text:p>3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7" calcext:value-type="float">
            <text:p>3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.6" calcext:value-type="float">
            <text:p>4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.8" calcext:value-type="float">
            <text:p>3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9.7" calcext:value-type="float">
            <text:p>5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řetislav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3.5" calcext:value-type="float">
            <text:p>6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.4" calcext:value-type="float">
            <text:p>6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3.1" calcext:value-type="float">
            <text:p>11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4.5" calcext:value-type="float">
            <text:p>13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.9" calcext:value-type="float">
            <text:p>3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.5" calcext:value-type="float">
            <text:p>5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.8" calcext:value-type="float">
            <text:p>5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9.3" calcext:value-type="float">
            <text:p>9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.4" calcext:value-type="float">
            <text:p>2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.8" calcext:value-type="float">
            <text:p>6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.2" calcext:value-type="float">
            <text:p>7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.7" calcext:value-type="float">
            <text:p>2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.7" calcext:value-type="float">
            <text:p>5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.8" calcext:value-type="float">
            <text:p>4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5.2" calcext:value-type="float">
            <text:p>6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6.4" calcext:value-type="float">
            <text:p>5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.3" calcext:value-type="float">
            <text:p>9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.4" calcext:value-type="float">
            <text:p>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5" calcext:value-type="float">
            <text:p>1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.4" calcext:value-type="float">
            <text:p>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etřínské sa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7.6" calcext:value-type="float">
            <text:p>10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.7" calcext:value-type="float">
            <text:p>6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.9" calcext:value-type="float">
            <text:p>7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.5" calcext:value-type="float">
            <text:p>7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.9" calcext:value-type="float">
            <text:p>12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.8" calcext:value-type="float">
            <text:p>13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2.4" calcext:value-type="float">
            <text:p>9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.1" calcext:value-type="float">
            <text:p>1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3.7" calcext:value-type="float">
            <text:p>7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6.8" calcext:value-type="float">
            <text:p>2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armelitská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6.8" calcext:value-type="float">
            <text:p>5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armeli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8.6" calcext:value-type="float">
            <text:p>2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armeli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4.3" calcext:value-type="float">
            <text:p>4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armeli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rmelitská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.7" calcext:value-type="float">
            <text:p>4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rmelit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.7" calcext:value-type="float">
            <text:p>1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rmelit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.5" calcext:value-type="float">
            <text:p>1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rmelit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4.3" calcext:value-type="float">
            <text:p>5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rmelit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7.5" calcext:value-type="float">
            <text:p>10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Újezd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.3" calcext:value-type="float">
            <text:p>5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Újezd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.4" calcext:value-type="float">
            <text:p>4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Újezd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ellichov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.7" calcext:value-type="float">
            <text:p>4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ellich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1.4" calcext:value-type="float">
            <text:p>8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etřínské sa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0.1" calcext:value-type="float">
            <text:p>16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etřínské sady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9.5" calcext:value-type="float">
            <text:p>4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6.7" calcext:value-type="float">
            <text:p>2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7.5" calcext:value-type="float">
            <text:p>2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.2" calcext:value-type="float">
            <text:p>48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49.3" calcext:value-type="float">
            <text:p>4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65.6" calcext:value-type="float">
            <text:p>6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44.1" calcext:value-type="float">
            <text:p>4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ellichova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7.1" calcext:value-type="float">
            <text:p>4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ellichova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52.9" calcext:value-type="float">
            <text:p>5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ellich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44.4" calcext:value-type="float">
            <text:p>4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Újezd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.5" calcext:value-type="float">
            <text:p>14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Újezd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3.5" calcext:value-type="float">
            <text:p>3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Újezd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.4" calcext:value-type="float">
            <text:p>2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Újezd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1.2" calcext:value-type="float">
            <text:p>7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9.6" calcext:value-type="float">
            <text:p>8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6.6" calcext:value-type="float">
            <text:p>5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3.9" calcext:value-type="float">
            <text:p>53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67.5" calcext:value-type="float">
            <text:p>6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.6" calcext:value-type="float">
            <text:p>6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.9" calcext:value-type="float">
            <text:p>38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4.1" calcext:value-type="float">
            <text:p>3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5.8" calcext:value-type="float">
            <text:p>15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1.4" calcext:value-type="float">
            <text:p>4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4.5" calcext:value-type="float">
            <text:p>3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8.3" calcext:value-type="float">
            <text:p>1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39.1" calcext:value-type="float">
            <text:p>3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.9" calcext:value-type="float">
            <text:p>5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.4" calcext:value-type="float">
            <text:p>3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8.4" calcext:value-type="float">
            <text:p>13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.8" calcext:value-type="float">
            <text:p>2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2.2" calcext:value-type="float">
            <text:p>4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75.4" calcext:value-type="float">
            <text:p>375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9.2" calcext:value-type="float">
            <text:p>2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.6" calcext:value-type="float">
            <text:p>3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.5" calcext:value-type="float">
            <text:p>2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.1" calcext:value-type="float">
            <text:p>2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7.1" calcext:value-type="float">
            <text:p>19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5.7" calcext:value-type="float">
            <text:p>5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9.7" calcext:value-type="float">
            <text:p>1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26.9" calcext:value-type="float">
            <text:p>22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7.3" calcext:value-type="float">
            <text:p>37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41.4" calcext:value-type="float">
            <text:p>4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9.4" calcext:value-type="float">
            <text:p>2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Újez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.6" calcext:value-type="float">
            <text:p>7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Újezd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.4" calcext:value-type="float">
            <text:p>5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Újez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6.5" calcext:value-type="float">
            <text:p>6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Újezd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.8" calcext:value-type="float">
            <text:p>2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Újezd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4.8" calcext:value-type="float">
            <text:p>3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Újez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Újez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8.4" calcext:value-type="float">
            <text:p>5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Újez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0.4" calcext:value-type="float">
            <text:p>3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Újez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.1" calcext:value-type="float">
            <text:p>4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Újez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.4" calcext:value-type="float">
            <text:p>6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Újezd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.7" calcext:value-type="float">
            <text:p>4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Újez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Újezd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.6" calcext:value-type="float">
            <text:p>12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Újezd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.8" calcext:value-type="float">
            <text:p>109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šehrdova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.5" calcext:value-type="float">
            <text:p>8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šehrdov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1.1" calcext:value-type="float">
            <text:p>22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šehrdov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.5" calcext:value-type="float">
            <text:p>3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šehrdov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.2" calcext:value-type="float">
            <text:p>3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šehrdov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1.9" calcext:value-type="float">
            <text:p>3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šehrdov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sední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.5" calcext:value-type="float">
            <text:p>4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sed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.2" calcext:value-type="float">
            <text:p>4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sed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1.6" calcext:value-type="float">
            <text:p>4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sed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8.2" calcext:value-type="float">
            <text:p>4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sed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8.5" calcext:value-type="float">
            <text:p>1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sed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5.7" calcext:value-type="float">
            <text:p>2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sední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.5" calcext:value-type="float">
            <text:p>4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sední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.6" calcext:value-type="float">
            <text:p>4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sední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.3" calcext:value-type="float">
            <text:p>34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sední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8.1" calcext:value-type="float">
            <text:p>14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sední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6.7" calcext:value-type="float">
            <text:p>5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sední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8.1" calcext:value-type="float">
            <text:p>4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esední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4.7" calcext:value-type="float">
            <text:p>4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0.4" calcext:value-type="float">
            <text:p>7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9.5" calcext:value-type="float">
            <text:p>4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9.4" calcext:value-type="float">
            <text:p>3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41.1" calcext:value-type="float">
            <text:p>4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49.3" calcext:value-type="float">
            <text:p>4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51.9" calcext:value-type="float">
            <text:p>5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šehrdov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šehrdov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šehrdov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šehrd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.8" calcext:value-type="float">
            <text:p>1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0.6" calcext:value-type="float">
            <text:p>2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4.2" calcext:value-type="float">
            <text:p>4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53.5" calcext:value-type="float">
            <text:p>5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7.6" calcext:value-type="float">
            <text:p>4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240.3" calcext:value-type="float">
            <text:p>24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45.6" calcext:value-type="float">
            <text:p>4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121.9" calcext:value-type="float">
            <text:p>12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60.4" calcext:value-type="float">
            <text:p>6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Újez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6" calcext:value-type="float">
            <text:p>2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Újezd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3.4" calcext:value-type="float">
            <text:p>6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Újezd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.4" calcext:value-type="float">
            <text:p>3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Újez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.3" calcext:value-type="float">
            <text:p>3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Újez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.1" calcext:value-type="float">
            <text:p>2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Újez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0.2" calcext:value-type="float">
            <text:p>4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ebovidská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.5" calcext:value-type="float">
            <text:p>6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ebovidská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2.9" calcext:value-type="float">
            <text:p>13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ebovidská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82.6" calcext:value-type="float">
            <text:p>8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ebovidská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.5" calcext:value-type="float">
            <text:p>7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ellichov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.8" calcext:value-type="float">
            <text:p>29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ellichova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.9" calcext:value-type="float">
            <text:p>6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ellich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8.8" calcext:value-type="float">
            <text:p>12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ellich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.1" calcext:value-type="float">
            <text:p>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ellich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0.5" calcext:value-type="float">
            <text:p>6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ellich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6.9" calcext:value-type="float">
            <text:p>3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sticov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stic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7" calcext:value-type="float">
            <text:p>1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sticov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2.7" calcext:value-type="float">
            <text:p>11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stic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.7" calcext:value-type="float">
            <text:p>2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stic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1.1" calcext:value-type="float">
            <text:p>11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Hroznová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.6" calcext:value-type="float">
            <text:p>2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Hrozn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9.2" calcext:value-type="float">
            <text:p>3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Hrozn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5.3" calcext:value-type="float">
            <text:p>3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Hrozn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2.3" calcext:value-type="float">
            <text:p>3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rozn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6.4" calcext:value-type="float">
            <text:p>116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rozn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6.1" calcext:value-type="float">
            <text:p>56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rozn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rozn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7.9" calcext:value-type="float">
            <text:p>2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roznov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9.2" calcext:value-type="float">
            <text:p>2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.3" calcext:value-type="float">
            <text:p>3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9.8" calcext:value-type="float">
            <text:p>249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9.9" calcext:value-type="float">
            <text:p>4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2.5" calcext:value-type="float">
            <text:p>3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.7" calcext:value-type="float">
            <text:p>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a Kampě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.9" calcext:value-type="float">
            <text:p>4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a Kampě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.2" calcext:value-type="float">
            <text:p>2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Říční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2.7" calcext:value-type="float">
            <text:p>22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Říční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Říční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7.4" calcext:value-type="float">
            <text:p>8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.9" calcext:value-type="float">
            <text:p>9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7.8" calcext:value-type="float">
            <text:p>9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.6" calcext:value-type="float">
            <text:p>7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7.1" calcext:value-type="float">
            <text:p>7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ítězn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8.1" calcext:value-type="float">
            <text:p>8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Šeříková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65.9" calcext:value-type="float">
            <text:p>16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Šeříkov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9.2" calcext:value-type="float">
            <text:p>8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Šeříkov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0.7" calcext:value-type="float">
            <text:p>8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227.1" calcext:value-type="float">
            <text:p>22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8.8" calcext:value-type="float">
            <text:p>3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653.5" calcext:value-type="float">
            <text:p>65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5.9" calcext:value-type="float">
            <text:p>5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6.9" calcext:value-type="float">
            <text:p>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.4" calcext:value-type="float">
            <text:p>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7.3" calcext:value-type="float">
            <text:p>6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.8" calcext:value-type="float">
            <text:p>29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8.4" calcext:value-type="float">
            <text:p>28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9.8" calcext:value-type="float">
            <text:p>15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9.9" calcext:value-type="float">
            <text:p>5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5.7" calcext:value-type="float">
            <text:p>6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68.4" calcext:value-type="float">
            <text:p>6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333.2" calcext:value-type="float">
            <text:p>33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3.8" calcext:value-type="float">
            <text:p>5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88.3" calcext:value-type="float">
            <text:p>38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83.3" calcext:value-type="float">
            <text:p>28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2.7" calcext:value-type="float">
            <text:p>1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60.1" calcext:value-type="float">
            <text:p>6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.1" calcext:value-type="float">
            <text:p>3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7.7" calcext:value-type="float">
            <text:p>10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66.7" calcext:value-type="float">
            <text:p>56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.4" calcext:value-type="float">
            <text:p>1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ladislav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.5" calcext:value-type="float">
            <text:p>3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ladislavov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1.5" calcext:value-type="float">
            <text:p>8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ladislav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ladislav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.5" calcext:value-type="float">
            <text:p>1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ladislav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6.3" calcext:value-type="float">
            <text:p>4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ladislav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5.1" calcext:value-type="float">
            <text:p>3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árodní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48.8" calcext:value-type="float">
            <text:p>34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.2" calcext:value-type="float">
            <text:p>38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.9" calcext:value-type="float">
            <text:p>4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5" calcext:value-type="float">
            <text:p>2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.8" calcext:value-type="float">
            <text:p>29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5.8" calcext:value-type="float">
            <text:p>7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.4" calcext:value-type="float">
            <text:p>3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0.3" calcext:value-type="float">
            <text:p>5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6.9" calcext:value-type="float">
            <text:p>3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pálen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3.1" calcext:value-type="float">
            <text:p>10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pálen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3.7" calcext:value-type="float">
            <text:p>2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álená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3.3" calcext:value-type="float">
            <text:p>4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álená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8" calcext:value-type="float">
            <text:p>1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álená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0.4" calcext:value-type="float">
            <text:p>4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álená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6" calcext:value-type="float">
            <text:p>5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álená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5.3" calcext:value-type="float">
            <text:p>12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álená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4.5" calcext:value-type="float">
            <text:p>18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álená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38.2" calcext:value-type="float">
            <text:p>23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7.5" calcext:value-type="float">
            <text:p>4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7.1" calcext:value-type="float">
            <text:p>13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7.7" calcext:value-type="float">
            <text:p>47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5.5" calcext:value-type="float">
            <text:p>13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3.9" calcext:value-type="float">
            <text:p>4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8.1" calcext:value-type="float">
            <text:p>3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86.5" calcext:value-type="float">
            <text:p>118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90.9" calcext:value-type="float">
            <text:p>49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0.4" calcext:value-type="float">
            <text:p>20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0.1" calcext:value-type="float">
            <text:p>4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.1" calcext:value-type="float">
            <text:p>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461.9" calcext:value-type="float">
            <text:p>46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660.1" calcext:value-type="float">
            <text:p>66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7.9" calcext:value-type="float">
            <text:p>1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0.1" calcext:value-type="float">
            <text:p>2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50.1" calcext:value-type="float">
            <text:p>5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89.2" calcext:value-type="float">
            <text:p>8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76.5" calcext:value-type="float">
            <text:p>7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kulandská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.9" calcext:value-type="float">
            <text:p>10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kulandská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3.4" calcext:value-type="float">
            <text:p>13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kulandská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.6" calcext:value-type="float">
            <text:p>9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kuland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8.9" calcext:value-type="float">
            <text:p>108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kuland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1.8" calcext:value-type="float">
            <text:p>131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kuland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79.5" calcext:value-type="float">
            <text:p>37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kuland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7.6" calcext:value-type="float">
            <text:p>10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oršil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7.6" calcext:value-type="float">
            <text:p>22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strovní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strovní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70.7" calcext:value-type="float">
            <text:p>7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strovn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19.5" calcext:value-type="float">
            <text:p>1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strovn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129.8" calcext:value-type="float">
            <text:p>12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strovn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 jircháří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.1" calcext:value-type="float">
            <text:p>3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 jirchářích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98.1" calcext:value-type="float">
            <text:p>9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 jircháří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3.1" calcext:value-type="float">
            <text:p>4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 jircháří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7.1" calcext:value-type="float">
            <text:p>5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.9" calcext:value-type="float">
            <text:p>3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.8" calcext:value-type="float">
            <text:p>5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.9" calcext:value-type="float">
            <text:p>1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9.4" calcext:value-type="float">
            <text:p>5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3.2" calcext:value-type="float">
            <text:p>4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.3" calcext:value-type="float">
            <text:p>3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.1" calcext:value-type="float">
            <text:p>7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.5" calcext:value-type="float">
            <text:p>7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.1" calcext:value-type="float">
            <text:p>3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.3" calcext:value-type="float">
            <text:p>9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3.2" calcext:value-type="float">
            <text:p>6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9.9" calcext:value-type="float">
            <text:p>219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.5" calcext:value-type="float">
            <text:p>5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0.1" calcext:value-type="float">
            <text:p>6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6.7" calcext:value-type="float">
            <text:p>6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1.8" calcext:value-type="float">
            <text:p>21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7.3" calcext:value-type="float">
            <text:p>17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5.6" calcext:value-type="float">
            <text:p>2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8.7" calcext:value-type="float">
            <text:p>1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patovická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.7" calcext:value-type="float">
            <text:p>3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patovic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9.4" calcext:value-type="float">
            <text:p>10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patovic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9.3" calcext:value-type="float">
            <text:p>4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patovic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.3" calcext:value-type="float">
            <text:p>2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Černá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.9" calcext:value-type="float">
            <text:p>27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Čer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6.8" calcext:value-type="float">
            <text:p>5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Čer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0.5" calcext:value-type="float">
            <text:p>7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Čer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4.1" calcext:value-type="float">
            <text:p>6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Čer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8.5" calcext:value-type="float">
            <text:p>2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řemencov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.1" calcext:value-type="float">
            <text:p>8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řemenc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7.7" calcext:value-type="float">
            <text:p>4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řemenc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3.7" calcext:value-type="float">
            <text:p>9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štrossov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.6" calcext:value-type="float">
            <text:p>7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štross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6.9" calcext:value-type="float">
            <text:p>8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štross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3.2" calcext:value-type="float">
            <text:p>28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štrossov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.3" calcext:value-type="float">
            <text:p>6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štrossov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.1" calcext:value-type="float">
            <text:p>4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štrossov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.3" calcext:value-type="float">
            <text:p>1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štrossov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.1" calcext:value-type="float">
            <text:p>2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yslík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4.1" calcext:value-type="float">
            <text:p>4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yslík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5.8" calcext:value-type="float">
            <text:p>115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yslík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8.3" calcext:value-type="float">
            <text:p>4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yslík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7.5" calcext:value-type="float">
            <text:p>10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2" calcext:value-type="float">
            <text:p>1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.6" calcext:value-type="float">
            <text:p>4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.3" calcext:value-type="float">
            <text:p>24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.1" calcext:value-type="float">
            <text:p>1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7.8" calcext:value-type="float">
            <text:p>4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2.7" calcext:value-type="float">
            <text:p>6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3.3" calcext:value-type="float">
            <text:p>4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.4" calcext:value-type="float">
            <text:p>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štrossov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.2" calcext:value-type="float">
            <text:p>4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štrossov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.6" calcext:value-type="float">
            <text:p>9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štrossov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3.3" calcext:value-type="float">
            <text:p>14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štrossov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1.9" calcext:value-type="float">
            <text:p>2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štrossov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8.7" calcext:value-type="float">
            <text:p>8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štrossov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9.2" calcext:value-type="float">
            <text:p>1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sarykovo nábř.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3.1" calcext:value-type="float">
            <text:p>11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sarykovo nábř.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0.6" calcext:value-type="float">
            <text:p>5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sarykovo nábř.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7.5" calcext:value-type="float">
            <text:p>7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sarykovo nábř.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3.5" calcext:value-type="float">
            <text:p>5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sarykovo nábř.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4.2" calcext:value-type="float">
            <text:p>34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sarykovo nábř.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10.6" calcext:value-type="float">
            <text:p>11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 stru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.4" calcext:value-type="float">
            <text:p>7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 struz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9.3" calcext:value-type="float">
            <text:p>3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 struz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9.7" calcext:value-type="float">
            <text:p>4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 struz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3.6" calcext:value-type="float">
            <text:p>7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 struz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58.8" calcext:value-type="float">
            <text:p>15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 struz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6.4" calcext:value-type="float">
            <text:p>56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asarykovo nábř.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.5" calcext:value-type="float">
            <text:p>7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asarykovo nábř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8.3" calcext:value-type="float">
            <text:p>13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Vojtěš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Vojtěš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1.4" calcext:value-type="float">
            <text:p>12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arykovo nábř.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0.4" calcext:value-type="float">
            <text:p>11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arykovo nábř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ezibranská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.2" calcext:value-type="float">
            <text:p>14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ezibranská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2.6" calcext:value-type="float">
            <text:p>10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ezibranská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2.8" calcext:value-type="float">
            <text:p>27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ezibran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8.3" calcext:value-type="float">
            <text:p>1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ezibran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4.1" calcext:value-type="float">
            <text:p>3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ezibran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8.9" calcext:value-type="float">
            <text:p>98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Krakov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84.5" calcext:value-type="float">
            <text:p>18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6" calcext:value-type="float">
            <text:p>3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.6" calcext:value-type="float">
            <text:p>7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.3" calcext:value-type="float">
            <text:p>4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.5" calcext:value-type="float">
            <text:p>2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.7" calcext:value-type="float">
            <text:p>2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.8" calcext:value-type="float">
            <text:p>3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.1" calcext:value-type="float">
            <text:p>2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5.5" calcext:value-type="float">
            <text:p>4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.9" calcext:value-type="float">
            <text:p>8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4.9" calcext:value-type="float">
            <text:p>13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.5" calcext:value-type="float">
            <text:p>4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.5" calcext:value-type="float">
            <text:p>2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.4" calcext:value-type="float">
            <text:p>2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4" calcext:value-type="float">
            <text:p>2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.7" calcext:value-type="float">
            <text:p>2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.6" calcext:value-type="float">
            <text:p>2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5.8" calcext:value-type="float">
            <text:p>45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6.5" calcext:value-type="float">
            <text:p>6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Ve Smečkách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.4" calcext:value-type="float">
            <text:p>58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Ve Smečkác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5.6" calcext:value-type="float">
            <text:p>21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Ve Smečkác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6.8" calcext:value-type="float">
            <text:p>6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Ve Smečkác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4.1" calcext:value-type="float">
            <text:p>3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Ve Smečkác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5.7" calcext:value-type="float">
            <text:p>2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e Smečkách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.6" calcext:value-type="float">
            <text:p>2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e Smečkách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e Smečkách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.5" calcext:value-type="float">
            <text:p>2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e Smečkác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5.8" calcext:value-type="float">
            <text:p>25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e Smečkác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4.6" calcext:value-type="float">
            <text:p>15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.6" calcext:value-type="float">
            <text:p>5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.5" calcext:value-type="float">
            <text:p>8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5.7" calcext:value-type="float">
            <text:p>5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11.5" calcext:value-type="float">
            <text:p>11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3.6" calcext:value-type="float">
            <text:p>2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0.6" calcext:value-type="float">
            <text:p>2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82.9" calcext:value-type="float">
            <text:p>82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.6" calcext:value-type="float">
            <text:p>5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.6" calcext:value-type="float">
            <text:p>4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.4" calcext:value-type="float">
            <text:p>2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9.6" calcext:value-type="float">
            <text:p>6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9.1" calcext:value-type="float">
            <text:p>4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5.6" calcext:value-type="float">
            <text:p>1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14.7" calcext:value-type="float">
            <text:p>31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25.5" calcext:value-type="float">
            <text:p>12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23.9" calcext:value-type="float">
            <text:p>123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84.2" calcext:value-type="float">
            <text:p>84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3.8" calcext:value-type="float">
            <text:p>10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Štěpánská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.2" calcext:value-type="float">
            <text:p>6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Štěpáns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3.8" calcext:value-type="float">
            <text:p>8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Štěpáns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0.6" calcext:value-type="float">
            <text:p>4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Štěpáns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9.5" calcext:value-type="float">
            <text:p>5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Štěpáns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1.5" calcext:value-type="float">
            <text:p>3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Štěpánská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.2" calcext:value-type="float">
            <text:p>7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Štěpánská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.8" calcext:value-type="float">
            <text:p>11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Štěpánská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12.7" calcext:value-type="float">
            <text:p>71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.2" calcext:value-type="float">
            <text:p>9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0.4" calcext:value-type="float">
            <text:p>11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8.1" calcext:value-type="float">
            <text:p>10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.8" calcext:value-type="float">
            <text:p>5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9.7" calcext:value-type="float">
            <text:p>13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5.2" calcext:value-type="float">
            <text:p>11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3.5" calcext:value-type="float">
            <text:p>13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9.1" calcext:value-type="float">
            <text:p>13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8.2" calcext:value-type="float">
            <text:p>118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7.5" calcext:value-type="float">
            <text:p>11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4.4" calcext:value-type="float">
            <text:p>5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97.2" calcext:value-type="float">
            <text:p>29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5.4" calcext:value-type="float">
            <text:p>6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2.2" calcext:value-type="float">
            <text:p>3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9.9" calcext:value-type="float">
            <text:p>5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39.8" calcext:value-type="float">
            <text:p>23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67.6" calcext:value-type="float">
            <text:p>6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12.3" calcext:value-type="float">
            <text:p>11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344.1" calcext:value-type="float">
            <text:p>34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 jámě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.2" calcext:value-type="float">
            <text:p>5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 jámě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3.6" calcext:value-type="float">
            <text:p>93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 jámě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73.7" calcext:value-type="float">
            <text:p>37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 jámě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1.6" calcext:value-type="float">
            <text:p>9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 jámě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0.8" calcext:value-type="float">
            <text:p>12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 jámě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Řeznická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4.9" calcext:value-type="float">
            <text:p>7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Řeznická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44.9" calcext:value-type="float">
            <text:p>4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Řeznická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.2" calcext:value-type="float">
            <text:p>4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Řeznická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8.8" calcext:value-type="float">
            <text:p>7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Řeznic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7.1" calcext:value-type="float">
            <text:p>8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Řeznic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29.1" calcext:value-type="float">
            <text:p>22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6.9" calcext:value-type="float">
            <text:p>12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.6" calcext:value-type="float">
            <text:p>7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2.9" calcext:value-type="float">
            <text:p>8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.8" calcext:value-type="float">
            <text:p>8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6.6" calcext:value-type="float">
            <text:p>17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3.9" calcext:value-type="float">
            <text:p>243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1.9" calcext:value-type="float">
            <text:p>10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Řeznická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36.5" calcext:value-type="float">
            <text:p>23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Navrátilov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.8" calcext:value-type="float">
            <text:p>6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Navrátilov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.3" calcext:value-type="float">
            <text:p>3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Navrátil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3.8" calcext:value-type="float">
            <text:p>9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Navrátil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4.4" calcext:value-type="float">
            <text:p>5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.3" calcext:value-type="float">
            <text:p>48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1.5" calcext:value-type="float">
            <text:p>2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.5" calcext:value-type="float">
            <text:p>2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26.8" calcext:value-type="float">
            <text:p>32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41.2" calcext:value-type="float">
            <text:p>24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.6" calcext:value-type="float">
            <text:p>2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Karlovo nám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50.7" calcext:value-type="float">
            <text:p>35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9.9" calcext:value-type="float">
            <text:p>219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.2" calcext:value-type="float">
            <text:p>5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.9" calcext:value-type="float">
            <text:p>8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.8" calcext:value-type="float">
            <text:p>7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.9" calcext:value-type="float">
            <text:p>6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.9" calcext:value-type="float">
            <text:p>9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.7" calcext:value-type="float">
            <text:p>6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.5" calcext:value-type="float">
            <text:p>5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.4" calcext:value-type="float">
            <text:p>6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.1" calcext:value-type="float">
            <text:p>7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.8" calcext:value-type="float">
            <text:p>6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1.1" calcext:value-type="float">
            <text:p>9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6.1" calcext:value-type="float">
            <text:p>11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.5" calcext:value-type="float">
            <text:p>5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4.6" calcext:value-type="float">
            <text:p>17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6.1" calcext:value-type="float">
            <text:p>126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.1" calcext:value-type="float">
            <text:p>2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1.1" calcext:value-type="float">
            <text:p>2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31.4" calcext:value-type="float">
            <text:p>13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32.5" calcext:value-type="float">
            <text:p>13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ěstí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avrátilov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4.2" calcext:value-type="float">
            <text:p>164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avrátilov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7.7" calcext:value-type="float">
            <text:p>7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avrátilov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59.2" calcext:value-type="float">
            <text:p>15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.1" calcext:value-type="float">
            <text:p>7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.9" calcext:value-type="float">
            <text:p>57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.6" calcext:value-type="float">
            <text:p>10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.7" calcext:value-type="float">
            <text:p>9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.5" calcext:value-type="float">
            <text:p>7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4.7" calcext:value-type="float">
            <text:p>9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5.5" calcext:value-type="float">
            <text:p>10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5.2" calcext:value-type="float">
            <text:p>13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.7" calcext:value-type="float">
            <text:p>7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.1" calcext:value-type="float">
            <text:p>9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5.3" calcext:value-type="float">
            <text:p>9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8.4" calcext:value-type="float">
            <text:p>108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2.6" calcext:value-type="float">
            <text:p>19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16.5" calcext:value-type="float">
            <text:p>11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67.6" calcext:value-type="float">
            <text:p>6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.5" calcext:value-type="float">
            <text:p>3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.6" calcext:value-type="float">
            <text:p>3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2.8" calcext:value-type="float">
            <text:p>9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76.7" calcext:value-type="float">
            <text:p>37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65.1" calcext:value-type="float">
            <text:p>26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47.3" calcext:value-type="float">
            <text:p>247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93.2" calcext:value-type="float">
            <text:p>19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48.7" calcext:value-type="float">
            <text:p>24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86.3" calcext:value-type="float">
            <text:p>18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68.5" calcext:value-type="float">
            <text:p>6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856.4" calcext:value-type="float">
            <text:p>856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79.2" calcext:value-type="float">
            <text:p>17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90.9" calcext:value-type="float">
            <text:p>9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31.6" calcext:value-type="float">
            <text:p>3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Vodičkov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.2" calcext:value-type="float">
            <text:p>128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Vodičkova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.1" calcext:value-type="float">
            <text:p>9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Vodičkova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6.3" calcext:value-type="float">
            <text:p>26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Vodičkova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9.4" calcext:value-type="float">
            <text:p>15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Vodičkov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alackéh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3" calcext:value-type="float">
            <text:p>2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alackéh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alackéh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alackéh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6.7" calcext:value-type="float">
            <text:p>8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Palackéh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5.2" calcext:value-type="float">
            <text:p>2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Palackéh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.3" calcext:value-type="float">
            <text:p>2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Palackéh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2.9" calcext:value-type="float">
            <text:p>22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Palackéh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8.3" calcext:value-type="float">
            <text:p>1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3.4" calcext:value-type="float">
            <text:p>2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8.7" calcext:value-type="float">
            <text:p>29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0.9" calcext:value-type="float">
            <text:p>12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64.4" calcext:value-type="float">
            <text:p>6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61.7" calcext:value-type="float">
            <text:p>6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Jungmann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7.4" calcext:value-type="float">
            <text:p>6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Jungmann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8.8" calcext:value-type="float">
            <text:p>6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Jungmann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1.7" calcext:value-type="float">
            <text:p>2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ungmannovo nám.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.3" calcext:value-type="float">
            <text:p>5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ungmannovo nám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.8" calcext:value-type="float">
            <text:p>2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ungmannovo nám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1.6" calcext:value-type="float">
            <text:p>5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ungmannovo nám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8.1" calcext:value-type="float">
            <text:p>3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ungmannovo nám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9.3" calcext:value-type="float">
            <text:p>4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28. říjn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5.7" calcext:value-type="float">
            <text:p>14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28. říjn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32.4" calcext:value-type="float">
            <text:p>53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28. říjn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4.4" calcext:value-type="float">
            <text:p>11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28. říjn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.5" calcext:value-type="float">
            <text:p>1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Václavské nám.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6.9" calcext:value-type="float">
            <text:p>13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Václavské nám.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Václavské nám.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1.9" calcext:value-type="float">
            <text:p>17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Václavské nám.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6.2" calcext:value-type="float">
            <text:p>5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Václavské nám.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6.4" calcext:value-type="float">
            <text:p>46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.7" calcext:value-type="float">
            <text:p>7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.4" calcext:value-type="float">
            <text:p>73,4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.5" calcext:value-type="float">
            <text:p>83,5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.4" calcext:value-type="float">
            <text:p>58,4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.2" calcext:value-type="float">
            <text:p>45,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9.7" calcext:value-type="float">
            <text:p>59,7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3.6" calcext:value-type="float">
            <text:p>43,6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.1" calcext:value-type="float">
            <text:p>46,1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8.2" calcext:value-type="float">
            <text:p>108,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4"/>
          <table:table-cell table:style-name="Default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4"/>
          <table:table-cell table:style-name="Default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9.2" calcext:value-type="float">
            <text:p>129,2</text:p>
          </table:table-cell>
          <table:table-cell table:number-columns-repeated="1014"/>
          <table:table-cell table:style-name="Default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3.8" calcext:value-type="float">
            <text:p>33,8</text:p>
          </table:table-cell>
          <table:table-cell table:number-columns-repeated="1014"/>
          <table:table-cell table:style-name="Default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54.2" calcext:value-type="float">
            <text:p>554,2</text:p>
          </table:table-cell>
          <table:table-cell table:number-columns-repeated="1014"/>
          <table:table-cell table:style-name="Default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35.1" calcext:value-type="float">
            <text:p>35,1</text:p>
          </table:table-cell>
          <table:table-cell table:number-columns-repeated="1014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.7" calcext:value-type="float">
            <text:p>88,7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.9" calcext:value-type="float">
            <text:p>74,9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.5" calcext:value-type="float">
            <text:p>107,5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6.8" calcext:value-type="float">
            <text:p>96,8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.2" calcext:value-type="float">
            <text:p>76,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1.8" calcext:value-type="float">
            <text:p>141,8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.3" calcext:value-type="float">
            <text:p>53,3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.8" calcext:value-type="float">
            <text:p>122,8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8.5" calcext:value-type="float">
            <text:p>108,5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0.3" calcext:value-type="float">
            <text:p>120,3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3.1" calcext:value-type="float">
            <text:p>73,1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.2" calcext:value-type="float">
            <text:p>121,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2.7" calcext:value-type="float">
            <text:p>72,7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8.5" calcext:value-type="float">
            <text:p>108,5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3.2" calcext:value-type="float">
            <text:p>93,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4.9" calcext:value-type="float">
            <text:p>124,9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4.6" calcext:value-type="float">
            <text:p>94,6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3.5" calcext:value-type="float">
            <text:p>123,5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0.5" calcext:value-type="float">
            <text:p>110,5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4.6" calcext:value-type="float">
            <text:p>114,6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1.9" calcext:value-type="float">
            <text:p>91,9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.2" calcext:value-type="float">
            <text:p>48,2</text:p>
          </table:table-cell>
          <table:table-cell table:number-columns-repeated="1015"/>
          <table:table-cell table:style-name="Default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0.5" calcext:value-type="float">
            <text:p>9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1.7" calcext:value-type="float">
            <text:p>9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4.9" calcext:value-type="float">
            <text:p>9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8.3" calcext:value-type="float">
            <text:p>108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1.9" calcext:value-type="float">
            <text:p>11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42.7" calcext:value-type="float">
            <text:p>4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3.5" calcext:value-type="float">
            <text:p>10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6.7" calcext:value-type="float">
            <text:p>9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5.2" calcext:value-type="float">
            <text:p>7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81.1" calcext:value-type="float">
            <text:p>78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66.2" calcext:value-type="float">
            <text:p>16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ěstí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2.3" calcext:value-type="float">
            <text:p>2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.5" calcext:value-type="float">
            <text:p>5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2.1" calcext:value-type="float">
            <text:p>13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.8" calcext:value-type="float">
            <text:p>6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7.6" calcext:value-type="float">
            <text:p>13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.2" calcext:value-type="float">
            <text:p>9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.6" calcext:value-type="float">
            <text:p>13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.8" calcext:value-type="float">
            <text:p>2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.3" calcext:value-type="float">
            <text:p>15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4.5" calcext:value-type="float">
            <text:p>7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6.1" calcext:value-type="float">
            <text:p>66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62.6" calcext:value-type="float">
            <text:p>16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92.3" calcext:value-type="float">
            <text:p>9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Jindřišská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.6" calcext:value-type="float">
            <text:p>5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Jindřišsk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Jindřišsk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5.9" calcext:value-type="float">
            <text:p>85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Jindřišsk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41.2" calcext:value-type="float">
            <text:p>14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Jindřišsk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Jindřišsk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.7" calcext:value-type="float">
            <text:p>6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4.2" calcext:value-type="float">
            <text:p>15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.6" calcext:value-type="float">
            <text:p>7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.2" calcext:value-type="float">
            <text:p>6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7.7" calcext:value-type="float">
            <text:p>107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.7" calcext:value-type="float">
            <text:p>7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.5" calcext:value-type="float">
            <text:p>6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.4" calcext:value-type="float">
            <text:p>9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6.5" calcext:value-type="float">
            <text:p>6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4.9" calcext:value-type="float">
            <text:p>6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2.8" calcext:value-type="float">
            <text:p>12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8.9" calcext:value-type="float">
            <text:p>3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1.6" calcext:value-type="float">
            <text:p>5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5.4" calcext:value-type="float">
            <text:p>7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.5" calcext:value-type="float">
            <text:p>5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3.8" calcext:value-type="float">
            <text:p>12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1.6" calcext:value-type="float">
            <text:p>5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4.5" calcext:value-type="float">
            <text:p>7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1.4" calcext:value-type="float">
            <text:p>5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.3" calcext:value-type="float">
            <text:p>5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9.5" calcext:value-type="float">
            <text:p>6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0.8" calcext:value-type="float">
            <text:p>20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79.3" calcext:value-type="float">
            <text:p>17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9.5" calcext:value-type="float">
            <text:p>3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31.6" calcext:value-type="float">
            <text:p>13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Jindřišská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Jindřišská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Jindřišská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.4" calcext:value-type="float">
            <text:p>5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Jindřiš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63.7" calcext:value-type="float">
            <text:p>66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.8" calcext:value-type="float">
            <text:p>6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.9" calcext:value-type="float">
            <text:p>67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.5" calcext:value-type="float">
            <text:p>2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6.2" calcext:value-type="float">
            <text:p>2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.2" calcext:value-type="float">
            <text:p>4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.1" calcext:value-type="float">
            <text:p>2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.7" calcext:value-type="float">
            <text:p>1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1.2" calcext:value-type="float">
            <text:p>2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.6" calcext:value-type="float">
            <text:p>2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83" calcext:value-type="float">
            <text:p>308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.6" calcext:value-type="float">
            <text:p>2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8.5" calcext:value-type="float">
            <text:p>3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0.7" calcext:value-type="float">
            <text:p>3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.6" calcext:value-type="float">
            <text:p>4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.4" calcext:value-type="float">
            <text:p>4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.5" calcext:value-type="float">
            <text:p>5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.4" calcext:value-type="float">
            <text:p>5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.1" calcext:value-type="float">
            <text:p>4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.6" calcext:value-type="float">
            <text:p>6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8.6" calcext:value-type="float">
            <text:p>11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.1" calcext:value-type="float">
            <text:p>2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3.2" calcext:value-type="float">
            <text:p>3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9.9" calcext:value-type="float">
            <text:p>2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4.9" calcext:value-type="float">
            <text:p>2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pletalov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.7" calcext:value-type="float">
            <text:p>77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pletalov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.5" calcext:value-type="float">
            <text:p>7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pletalov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.1" calcext:value-type="float">
            <text:p>7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pleta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Š</text:p>
          </table:table-cell>
          <table:table-cell/>
          <table:table-cell office:value-type="float" office:value="69.7" calcext:value-type="float">
            <text:p>6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pleta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Š</text:p>
          </table:table-cell>
          <table:table-cell/>
          <table:table-cell office:value-type="float" office:value="375.1" calcext:value-type="float">
            <text:p>37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pletalov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6.2" calcext:value-type="float">
            <text:p>8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pletalov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2.9" calcext:value-type="float">
            <text:p>4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pletalov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.9" calcext:value-type="float">
            <text:p>4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pletalov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pletalov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1.8" calcext:value-type="float">
            <text:p>121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.7" calcext:value-type="float">
            <text:p>8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9.7" calcext:value-type="float">
            <text:p>10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.7" calcext:value-type="float">
            <text:p>10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9" calcext:value-type="float">
            <text:p>9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7" calcext:value-type="float">
            <text:p>9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.5" calcext:value-type="float">
            <text:p>10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3" calcext:value-type="float">
            <text:p>88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.8" calcext:value-type="float">
            <text:p>9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8.8" calcext:value-type="float">
            <text:p>9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3.9" calcext:value-type="float">
            <text:p>5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7.3" calcext:value-type="float">
            <text:p>12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0.7" calcext:value-type="float">
            <text:p>8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6.2" calcext:value-type="float">
            <text:p>13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.2" calcext:value-type="float">
            <text:p>17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.7" calcext:value-type="float">
            <text:p>14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2.8" calcext:value-type="float">
            <text:p>12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.1" calcext:value-type="float">
            <text:p>3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5.6" calcext:value-type="float">
            <text:p>11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.3" calcext:value-type="float">
            <text:p>4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9.5" calcext:value-type="float">
            <text:p>10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.4" calcext:value-type="float">
            <text:p>4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.4" calcext:value-type="float">
            <text:p>5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4.3" calcext:value-type="float">
            <text:p>54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.8" calcext:value-type="float">
            <text:p>99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.6" calcext:value-type="float">
            <text:p>4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3.5" calcext:value-type="float">
            <text:p>4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.3" calcext:value-type="float">
            <text:p>21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.4" calcext:value-type="float">
            <text:p>4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40.2" calcext:value-type="float">
            <text:p>4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4.5" calcext:value-type="float">
            <text:p>12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.7" calcext:value-type="float">
            <text:p>6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59.1" calcext:value-type="float">
            <text:p>25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9.7" calcext:value-type="float">
            <text:p>3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5.3" calcext:value-type="float">
            <text:p>4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7.9" calcext:value-type="float">
            <text:p>4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52.8" calcext:value-type="float">
            <text:p>25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1.7" calcext:value-type="float">
            <text:p>10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1.5" calcext:value-type="float">
            <text:p>6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5.3" calcext:value-type="float">
            <text:p>5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.6" calcext:value-type="float">
            <text:p>8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1.6" calcext:value-type="float">
            <text:p>6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.4" calcext:value-type="float">
            <text:p>5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0.1" calcext:value-type="float">
            <text:p>8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1.6" calcext:value-type="float">
            <text:p>15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1.3" calcext:value-type="float">
            <text:p>7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7.5" calcext:value-type="float">
            <text:p>3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Růžová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.1" calcext:value-type="float">
            <text:p>3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Růžov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3.9" calcext:value-type="float">
            <text:p>243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Růžov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9.4" calcext:value-type="float">
            <text:p>6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U půjčovny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.1" calcext:value-type="float">
            <text:p>4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U půjčovn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8.3" calcext:value-type="float">
            <text:p>14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U půjčovn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0.5" calcext:value-type="float">
            <text:p>9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U půjčovn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8.4" calcext:value-type="float">
            <text:p>2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U půjčovn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68.6" calcext:value-type="float">
            <text:p>6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Jeruzalémská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.5" calcext:value-type="float">
            <text:p>5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Jeruzalémská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.6" calcext:value-type="float">
            <text:p>7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Jeruzalém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2.5" calcext:value-type="float">
            <text:p>6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Jeruzalém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6.5" calcext:value-type="float">
            <text:p>19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U půjčovn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8.1" calcext:value-type="float">
            <text:p>11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U půjčovn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3.6" calcext:value-type="float">
            <text:p>11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U půjčovn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0.9" calcext:value-type="float">
            <text:p>3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.7" calcext:value-type="float">
            <text:p>47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.3" calcext:value-type="float">
            <text:p>2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0.9" calcext:value-type="float">
            <text:p>3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71.1" calcext:value-type="float">
            <text:p>7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41.1" calcext:value-type="float">
            <text:p>4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68.2" calcext:value-type="float">
            <text:p>6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68.7" calcext:value-type="float">
            <text:p>6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23.3" calcext:value-type="float">
            <text:p>2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Jindřišská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8.6" calcext:value-type="float">
            <text:p>26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80.4" calcext:value-type="float">
            <text:p>8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6.6" calcext:value-type="float">
            <text:p>1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09.8" calcext:value-type="float">
            <text:p>20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85.5" calcext:value-type="float">
            <text:p>18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08.1" calcext:value-type="float">
            <text:p>10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58.3" calcext:value-type="float">
            <text:p>5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40.2" calcext:value-type="float">
            <text:p>4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85.5" calcext:value-type="float">
            <text:p>18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6.1" calcext:value-type="float">
            <text:p>16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enovážné náměstí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.4" calcext:value-type="float">
            <text:p>13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enovážné náměstí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8.7" calcext:value-type="float">
            <text:p>7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4" calcext:value-type="float">
            <text:p>9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.9" calcext:value-type="float">
            <text:p>4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.3" calcext:value-type="float">
            <text:p>5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.8" calcext:value-type="float">
            <text:p>6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8.7" calcext:value-type="float">
            <text:p>7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.3" calcext:value-type="float">
            <text:p>6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.7" calcext:value-type="float">
            <text:p>9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.7" calcext:value-type="float">
            <text:p>4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.2" calcext:value-type="float">
            <text:p>10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4.8" calcext:value-type="float">
            <text:p>7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5.4" calcext:value-type="float">
            <text:p>10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1.5" calcext:value-type="float">
            <text:p>9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avlíčk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.6" calcext:value-type="float">
            <text:p>10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avlíčkov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9.5" calcext:value-type="float">
            <text:p>8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avlíčkov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.5" calcext:value-type="float">
            <text:p>2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avlíčk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9.5" calcext:value-type="float">
            <text:p>5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avlíčk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3.8" calcext:value-type="float">
            <text:p>29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avlíčk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6.1" calcext:value-type="float">
            <text:p>36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.7" calcext:value-type="float">
            <text:p>8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.1" calcext:value-type="float">
            <text:p>13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7.8" calcext:value-type="float">
            <text:p>22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.9" calcext:value-type="float">
            <text:p>4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.3" calcext:value-type="float">
            <text:p>6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.4" calcext:value-type="float">
            <text:p>10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.8" calcext:value-type="float">
            <text:p>6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28.5" calcext:value-type="float">
            <text:p>72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6.3" calcext:value-type="float">
            <text:p>27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0.8" calcext:value-type="float">
            <text:p>12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.8" calcext:value-type="float">
            <text:p>5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.8" calcext:value-type="float">
            <text:p>7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7.6" calcext:value-type="float">
            <text:p>13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3.9" calcext:value-type="float">
            <text:p>8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4.9" calcext:value-type="float">
            <text:p>6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9.6" calcext:value-type="float">
            <text:p>14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8.2" calcext:value-type="float">
            <text:p>3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10.7" calcext:value-type="float">
            <text:p>41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9.7" calcext:value-type="float">
            <text:p>13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7.4" calcext:value-type="float">
            <text:p>12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9.2" calcext:value-type="float">
            <text:p>12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.8" calcext:value-type="float">
            <text:p>5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.1" calcext:value-type="float">
            <text:p>11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5.2" calcext:value-type="float">
            <text:p>15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98.8" calcext:value-type="float">
            <text:p>89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1.7" calcext:value-type="float">
            <text:p>13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.7" calcext:value-type="float">
            <text:p>11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.9" calcext:value-type="float">
            <text:p>5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.2" calcext:value-type="float">
            <text:p>3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7.5" calcext:value-type="float">
            <text:p>13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.8" calcext:value-type="float">
            <text:p>3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8.6" calcext:value-type="float">
            <text:p>24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7.2" calcext:value-type="float">
            <text:p>10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.6" calcext:value-type="float">
            <text:p>4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.4" calcext:value-type="float">
            <text:p>8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.4" calcext:value-type="float">
            <text:p>6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.4" calcext:value-type="float">
            <text:p>3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.4" calcext:value-type="float">
            <text:p>4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.8" calcext:value-type="float">
            <text:p>9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.5" calcext:value-type="float">
            <text:p>5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.3" calcext:value-type="float">
            <text:p>8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8.7" calcext:value-type="float">
            <text:p>6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6.6" calcext:value-type="float">
            <text:p>8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0.8" calcext:value-type="float">
            <text:p>6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9.8" calcext:value-type="float">
            <text:p>5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iskup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4.3" calcext:value-type="float">
            <text:p>14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iskup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5.7" calcext:value-type="float">
            <text:p>17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iskup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6.7" calcext:value-type="float">
            <text:p>4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oukenická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.5" calcext:value-type="float">
            <text:p>3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oukenická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6.7" calcext:value-type="float">
            <text:p>11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oukenická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9.2" calcext:value-type="float">
            <text:p>14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oukenická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6.9" calcext:value-type="float">
            <text:p>3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.2" calcext:value-type="float">
            <text:p>5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.2" calcext:value-type="float">
            <text:p>4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.8" calcext:value-type="float">
            <text:p>40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.6" calcext:value-type="float">
            <text:p>7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.7" calcext:value-type="float">
            <text:p>4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.1" calcext:value-type="float">
            <text:p>3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.9" calcext:value-type="float">
            <text:p>4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4.2" calcext:value-type="float">
            <text:p>5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6.8" calcext:value-type="float">
            <text:p>12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6.6" calcext:value-type="float">
            <text:p>4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8.1" calcext:value-type="float">
            <text:p>14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1.5" calcext:value-type="float">
            <text:p>13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4.1" calcext:value-type="float">
            <text:p>3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Soukenická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.3" calcext:value-type="float">
            <text:p>6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Soukenic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1.6" calcext:value-type="float">
            <text:p>7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etrské náměstí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.8" calcext:value-type="float">
            <text:p>17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etrské náměstí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.8" calcext:value-type="float">
            <text:p>6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etrské náměstí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7.5" calcext:value-type="float">
            <text:p>14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etrské náměstí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8.5" calcext:value-type="float">
            <text:p>24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etrské náměstí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ruhlářská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.4" calcext:value-type="float">
            <text:p>4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ruhlářská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.8" calcext:value-type="float">
            <text:p>3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.5" calcext:value-type="float">
            <text:p>8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.9" calcext:value-type="float">
            <text:p>11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.2" calcext:value-type="float">
            <text:p>7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.8" calcext:value-type="float">
            <text:p>8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3.7" calcext:value-type="float">
            <text:p>8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.8" calcext:value-type="float">
            <text:p>7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4.7" calcext:value-type="float">
            <text:p>7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.8" calcext:value-type="float">
            <text:p>80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9.9" calcext:value-type="float">
            <text:p>69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8.5" calcext:value-type="float">
            <text:p>8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1.1" calcext:value-type="float">
            <text:p>8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84.7" calcext:value-type="float">
            <text:p>18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7.2" calcext:value-type="float">
            <text:p>17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uhlářská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8.4" calcext:value-type="float">
            <text:p>17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uhlář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0.6" calcext:value-type="float">
            <text:p>17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uhlář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.8" calcext:value-type="float">
            <text:p>39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.8" calcext:value-type="float">
            <text:p>60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.3" calcext:value-type="float">
            <text:p>5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.2" calcext:value-type="float">
            <text:p>5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.9" calcext:value-type="float">
            <text:p>6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2.9" calcext:value-type="float">
            <text:p>7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.5" calcext:value-type="float">
            <text:p>6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2.7" calcext:value-type="float">
            <text:p>6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8.8" calcext:value-type="float">
            <text:p>13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17.9" calcext:value-type="float">
            <text:p>11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Zlatnická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.2" calcext:value-type="float">
            <text:p>15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Zlatnic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0.5" calcext:value-type="float">
            <text:p>10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.2" calcext:value-type="float">
            <text:p>5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.6" calcext:value-type="float">
            <text:p>3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8.5" calcext:value-type="float">
            <text:p>3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.6" calcext:value-type="float">
            <text:p>7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24.6" calcext:value-type="float">
            <text:p>32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5" calcext:value-type="float">
            <text:p>1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77.7" calcext:value-type="float">
            <text:p>17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Biskup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0.4" calcext:value-type="float">
            <text:p>4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Biskup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Biskup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0.3" calcext:value-type="float">
            <text:p>8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Biskup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iskupská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iskup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.7" calcext:value-type="float">
            <text:p>3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iskup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9.5" calcext:value-type="float">
            <text:p>6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.5" calcext:value-type="float">
            <text:p>2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.7" calcext:value-type="float">
            <text:p>2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.5" calcext:value-type="float">
            <text:p>2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0.3" calcext:value-type="float">
            <text:p>6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3.2" calcext:value-type="float">
            <text:p>5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40.8" calcext:value-type="float">
            <text:p>4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34.6" calcext:value-type="float">
            <text:p>13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lynářská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.8" calcext:value-type="float">
            <text:p>5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lynářská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lynářsk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3.7" calcext:value-type="float">
            <text:p>3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lynářsk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1.1" calcext:value-type="float">
            <text:p>18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lynářsk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1.5" calcext:value-type="float">
            <text:p>1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lynářsk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.6" calcext:value-type="float">
            <text:p>1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Petrské nám.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Petrské nám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83.8" calcext:value-type="float">
            <text:p>28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oukenická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.1" calcext:value-type="float">
            <text:p>4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oukenická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.7" calcext:value-type="float">
            <text:p>3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oukenick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5.6" calcext:value-type="float">
            <text:p>15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oukenick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7.9" calcext:value-type="float">
            <text:p>5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oukenická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6.2" calcext:value-type="float">
            <text:p>2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.9" calcext:value-type="float">
            <text:p>4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.5" calcext:value-type="float">
            <text:p>1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1.5" calcext:value-type="float">
            <text:p>6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8.3" calcext:value-type="float">
            <text:p>6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8.5" calcext:value-type="float">
            <text:p>1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6.1" calcext:value-type="float">
            <text:p>16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7.6" calcext:value-type="float">
            <text:p>1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4.3" calcext:value-type="float">
            <text:p>1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6.5" calcext:value-type="float">
            <text:p>1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9.8" calcext:value-type="float">
            <text:p>2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Soukenic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7.5" calcext:value-type="float">
            <text:p>19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Soukenic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Revoluční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.8" calcext:value-type="float">
            <text:p>8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Revoluč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6.3" calcext:value-type="float">
            <text:p>13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Revoluč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2.6" calcext:value-type="float">
            <text:p>8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Revoluč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9.5" calcext:value-type="float">
            <text:p>8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Revoluční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4.6" calcext:value-type="float">
            <text:p>5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odecká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.5" calcext:value-type="float">
            <text:p>9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odecká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odecká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.5" calcext:value-type="float">
            <text:p>3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odeck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9.7" calcext:value-type="float">
            <text:p>8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odeck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07.8" calcext:value-type="float">
            <text:p>90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odeck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08.2" calcext:value-type="float">
            <text:p>10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Klimentská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.7" calcext:value-type="float">
            <text:p>6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Klimentská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.7" calcext:value-type="float">
            <text:p>1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Klimentská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Kliment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5.6" calcext:value-type="float">
            <text:p>8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Kliment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3.3" calcext:value-type="float">
            <text:p>2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Kliment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Kliment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.9" calcext:value-type="float">
            <text:p>2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Kliment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Klimentsk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37.5" calcext:value-type="float">
            <text:p>23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.4" calcext:value-type="float">
            <text:p>7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.9" calcext:value-type="float">
            <text:p>4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.7" calcext:value-type="float">
            <text:p>37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.5" calcext:value-type="float">
            <text:p>5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.4" calcext:value-type="float">
            <text:p>5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.5" calcext:value-type="float">
            <text:p>3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0.6" calcext:value-type="float">
            <text:p>4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4.4" calcext:value-type="float">
            <text:p>3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3.3" calcext:value-type="float">
            <text:p>12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5.2" calcext:value-type="float">
            <text:p>12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.7" calcext:value-type="float">
            <text:p>3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.8" calcext:value-type="float">
            <text:p>2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.1" calcext:value-type="float">
            <text:p>2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1" calcext:value-type="float">
            <text:p>1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.5" calcext:value-type="float">
            <text:p>4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6.9" calcext:value-type="float">
            <text:p>7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.1" calcext:value-type="float">
            <text:p>2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6.7" calcext:value-type="float">
            <text:p>2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Kliments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4.1" calcext:value-type="float">
            <text:p>8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Kliments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0.3" calcext:value-type="float">
            <text:p>9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Kliments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6.2" calcext:value-type="float">
            <text:p>6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Kliments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5.7" calcext:value-type="float">
            <text:p>9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Kliments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70.9" calcext:value-type="float">
            <text:p>17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.7" calcext:value-type="float">
            <text:p>3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4.6" calcext:value-type="float">
            <text:p>5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.3" calcext:value-type="float">
            <text:p>5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.5" calcext:value-type="float">
            <text:p>7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.2" calcext:value-type="float">
            <text:p>5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.8" calcext:value-type="float">
            <text:p>3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.9" calcext:value-type="float">
            <text:p>10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.2" calcext:value-type="float">
            <text:p>6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3.9" calcext:value-type="float">
            <text:p>7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.5" calcext:value-type="float">
            <text:p>8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28.7" calcext:value-type="float">
            <text:p>12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7.8" calcext:value-type="float">
            <text:p>19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Š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Š</text:p>
          </table:table-cell>
          <table:table-cell/>
          <table:table-cell office:value-type="float" office:value="168.1" calcext:value-type="float">
            <text:p>16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Š</text:p>
          </table:table-cell>
          <table:table-cell/>
          <table:table-cell office:value-type="float" office:value="232.7" calcext:value-type="float">
            <text:p>23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Š</text:p>
          </table:table-cell>
          <table:table-cell/>
          <table:table-cell office:value-type="float" office:value="480.7" calcext:value-type="float">
            <text:p>48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V jircháříc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.6" calcext:value-type="float">
            <text:p>5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V jircháříc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6.8" calcext:value-type="float">
            <text:p>4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V jircháříc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5.4" calcext:value-type="float">
            <text:p>35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.2" calcext:value-type="float">
            <text:p>7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.1" calcext:value-type="float">
            <text:p>5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.4" calcext:value-type="float">
            <text:p>5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5.4" calcext:value-type="float">
            <text:p>13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.5" calcext:value-type="float">
            <text:p>4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48.1" calcext:value-type="float">
            <text:p>44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18.5" calcext:value-type="float">
            <text:p>31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Jeruzalémská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7.3" calcext:value-type="float">
            <text:p>16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Jeruzalém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77" calcext:value-type="float">
            <text:p>217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Jeruzalém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Jeruzalém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Jeruzalém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8.8" calcext:value-type="float">
            <text:p>9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e Smečkách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35.2" calcext:value-type="float">
            <text:p>23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e Smečkách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2.5" calcext:value-type="float">
            <text:p>4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patovická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.4" calcext:value-type="float">
            <text:p>4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patovic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patovic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.6" calcext:value-type="float">
            <text:p>1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patovic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1.8" calcext:value-type="float">
            <text:p>81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patovic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0.2" calcext:value-type="float">
            <text:p>5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Opletalov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.2" calcext:value-type="float">
            <text:p>4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Opletalov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6.5" calcext:value-type="float">
            <text:p>6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Opletalov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9.3" calcext:value-type="float">
            <text:p>10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Opletalov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7.8" calcext:value-type="float">
            <text:p>1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.9" calcext:value-type="float">
            <text:p>6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5.4" calcext:value-type="float">
            <text:p>10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.9" calcext:value-type="float">
            <text:p>11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.8" calcext:value-type="float">
            <text:p>7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1.7" calcext:value-type="float">
            <text:p>11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.5" calcext:value-type="float">
            <text:p>7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.9" calcext:value-type="float">
            <text:p>10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8.5" calcext:value-type="float">
            <text:p>10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0.2" calcext:value-type="float">
            <text:p>11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.3" calcext:value-type="float">
            <text:p>4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9.2" calcext:value-type="float">
            <text:p>10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6.5" calcext:value-type="float">
            <text:p>4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7.6" calcext:value-type="float">
            <text:p>12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.3" calcext:value-type="float">
            <text:p>2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9.8" calcext:value-type="float">
            <text:p>4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74.4" calcext:value-type="float">
            <text:p>37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Navrátilov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Navrátilov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6.6" calcext:value-type="float">
            <text:p>7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Navrátilov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9.7" calcext:value-type="float">
            <text:p>5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Navrátilov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0.7" calcext:value-type="float">
            <text:p>5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Navrátilov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7.5" calcext:value-type="float">
            <text:p>3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.1" calcext:value-type="float">
            <text:p>5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.9" calcext:value-type="float">
            <text:p>5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.7" calcext:value-type="float">
            <text:p>37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.6" calcext:value-type="float">
            <text:p>6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.8" calcext:value-type="float">
            <text:p>3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7.1" calcext:value-type="float">
            <text:p>7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1.8" calcext:value-type="float">
            <text:p>61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rakovská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.7" calcext:value-type="float">
            <text:p>4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rakovská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.4" calcext:value-type="float">
            <text:p>4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rakovská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4.2" calcext:value-type="float">
            <text:p>8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rakovs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1.3" calcext:value-type="float">
            <text:p>16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rakovs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9.2" calcext:value-type="float">
            <text:p>12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.9" calcext:value-type="float">
            <text:p>2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.1" calcext:value-type="float">
            <text:p>7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.2" calcext:value-type="float">
            <text:p>78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.4" calcext:value-type="float">
            <text:p>2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.9" calcext:value-type="float">
            <text:p>2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7.7" calcext:value-type="float">
            <text:p>6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9.8" calcext:value-type="float">
            <text:p>2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.4" calcext:value-type="float">
            <text:p>2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.6" calcext:value-type="float">
            <text:p>2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.6" calcext:value-type="float">
            <text:p>2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.5" calcext:value-type="float">
            <text:p>6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9.5" calcext:value-type="float">
            <text:p>5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9.5" calcext:value-type="float">
            <text:p>5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5.7" calcext:value-type="float">
            <text:p>3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6.2" calcext:value-type="float">
            <text:p>1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9.7" calcext:value-type="float">
            <text:p>4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66.7" calcext:value-type="float">
            <text:p>6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0.7" calcext:value-type="float">
            <text:p>20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83.6" calcext:value-type="float">
            <text:p>8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Mezibranská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.9" calcext:value-type="float">
            <text:p>49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Mezibran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3.3" calcext:value-type="float">
            <text:p>9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Mezibran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1.9" calcext:value-type="float">
            <text:p>19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.6" calcext:value-type="float">
            <text:p>4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.4" calcext:value-type="float">
            <text:p>6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.9" calcext:value-type="float">
            <text:p>5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.6" calcext:value-type="float">
            <text:p>4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3.9" calcext:value-type="float">
            <text:p>11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.1" calcext:value-type="float">
            <text:p>7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.2" calcext:value-type="float">
            <text:p>4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.1" calcext:value-type="float">
            <text:p>6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.1" calcext:value-type="float">
            <text:p>3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.6" calcext:value-type="float">
            <text:p>3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.4" calcext:value-type="float">
            <text:p>3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1.7" calcext:value-type="float">
            <text:p>17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7.2" calcext:value-type="float">
            <text:p>3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.1" calcext:value-type="float">
            <text:p>1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.9" calcext:value-type="float">
            <text:p>6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7.4" calcext:value-type="float">
            <text:p>7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.5" calcext:value-type="float">
            <text:p>5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.8" calcext:value-type="float">
            <text:p>5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.5" calcext:value-type="float">
            <text:p>6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9.6" calcext:value-type="float">
            <text:p>4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1.6" calcext:value-type="float">
            <text:p>5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0.8" calcext:value-type="float">
            <text:p>13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.6" calcext:value-type="float">
            <text:p>2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Zlatnická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8.9" calcext:value-type="float">
            <text:p>9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Zlatnic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3.7" calcext:value-type="float">
            <text:p>5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Zlatnic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.7" calcext:value-type="float">
            <text:p>7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.2" calcext:value-type="float">
            <text:p>4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00.2" calcext:value-type="float">
            <text:p>20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2.5" calcext:value-type="float">
            <text:p>17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6.8" calcext:value-type="float">
            <text:p>27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5.9" calcext:value-type="float">
            <text:p>185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.2" calcext:value-type="float">
            <text:p>6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.7" calcext:value-type="float">
            <text:p>4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.7" calcext:value-type="float">
            <text:p>6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.1" calcext:value-type="float">
            <text:p>4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.4" calcext:value-type="float">
            <text:p>7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.7" calcext:value-type="float">
            <text:p>3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.5" calcext:value-type="float">
            <text:p>9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2.6" calcext:value-type="float">
            <text:p>7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4.5" calcext:value-type="float">
            <text:p>15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66.8" calcext:value-type="float">
            <text:p>6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0.9" calcext:value-type="float">
            <text:p>5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8.4" calcext:value-type="float">
            <text:p>78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9.2" calcext:value-type="float">
            <text:p>3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5.8" calcext:value-type="float">
            <text:p>5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9.9" calcext:value-type="float">
            <text:p>69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.9" calcext:value-type="float">
            <text:p>3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.1" calcext:value-type="float">
            <text:p>6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8.2" calcext:value-type="float">
            <text:p>68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4.9" calcext:value-type="float">
            <text:p>13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4.9" calcext:value-type="float">
            <text:p>10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7.6" calcext:value-type="float">
            <text:p>5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.9" calcext:value-type="float">
            <text:p>2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3.2" calcext:value-type="float">
            <text:p>3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2.7" calcext:value-type="float">
            <text:p>3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Petrská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.8" calcext:value-type="float">
            <text:p>2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Petr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5.5" calcext:value-type="float">
            <text:p>2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Petr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1.4" calcext:value-type="float">
            <text:p>18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Petr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4.7" calcext:value-type="float">
            <text:p>2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Dlážděn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5.2" calcext:value-type="float">
            <text:p>19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Dlážděn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58.2" calcext:value-type="float">
            <text:p>35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.6" calcext:value-type="float">
            <text:p>4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.5" calcext:value-type="float">
            <text:p>8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.5" calcext:value-type="float">
            <text:p>8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.8" calcext:value-type="float">
            <text:p>7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.1" calcext:value-type="float">
            <text:p>6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Pštrossova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.4" calcext:value-type="float">
            <text:p>5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Pštrossova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3.6" calcext:value-type="float">
            <text:p>5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štrossova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.8" calcext:value-type="float">
            <text:p>6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štrossova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0.7" calcext:value-type="float">
            <text:p>12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štrossov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1.1" calcext:value-type="float">
            <text:p>17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štrossov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2.3" calcext:value-type="float">
            <text:p>6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štrossov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5.3" calcext:value-type="float">
            <text:p>8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štrossov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13.6" calcext:value-type="float">
            <text:p>11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Růžová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Růžov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6.9" calcext:value-type="float">
            <text:p>136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Navrátilov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.3" calcext:value-type="float">
            <text:p>4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Navráti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4.8" calcext:value-type="float">
            <text:p>8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Navrátilov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.9" calcext:value-type="float">
            <text:p>1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.1" calcext:value-type="float">
            <text:p>4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1.5" calcext:value-type="float">
            <text:p>4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Klimentská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.9" calcext:value-type="float">
            <text:p>5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Kliment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5.5" calcext:value-type="float">
            <text:p>8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.9" calcext:value-type="float">
            <text:p>3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58.6" calcext:value-type="float">
            <text:p>5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64.8" calcext:value-type="float">
            <text:p>6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52.8" calcext:value-type="float">
            <text:p>15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32.9" calcext:value-type="float">
            <text:p>32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08.1" calcext:value-type="float">
            <text:p>10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56.2" calcext:value-type="float">
            <text:p>5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7.8" calcext:value-type="float">
            <text:p>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.1" calcext:value-type="float">
            <text:p>3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.9" calcext:value-type="float">
            <text:p>34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2.3" calcext:value-type="float">
            <text:p>3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6.2" calcext:value-type="float">
            <text:p>3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.5" calcext:value-type="float">
            <text:p>2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9.8" calcext:value-type="float">
            <text:p>8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8.1" calcext:value-type="float">
            <text:p>4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7.8" calcext:value-type="float">
            <text:p>2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47.2" calcext:value-type="float">
            <text:p>4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3.6" calcext:value-type="float">
            <text:p>2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ezibranská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.7" calcext:value-type="float">
            <text:p>12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ezibra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5.3" calcext:value-type="float">
            <text:p>5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ezibra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9.7" calcext:value-type="float">
            <text:p>10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ezibra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19.1" calcext:value-type="float">
            <text:p>11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ezibra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Ve Smečkác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3.8" calcext:value-type="float">
            <text:p>5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.7" calcext:value-type="float">
            <text:p>9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.5" calcext:value-type="float">
            <text:p>5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4.7" calcext:value-type="float">
            <text:p>9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3.6" calcext:value-type="float">
            <text:p>113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4.6" calcext:value-type="float">
            <text:p>14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.1" calcext:value-type="float">
            <text:p>9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10.6" calcext:value-type="float">
            <text:p>21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2.9" calcext:value-type="float">
            <text:p>172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2.4" calcext:value-type="float">
            <text:p>13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2.4" calcext:value-type="float">
            <text:p>15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1" calcext:value-type="float">
            <text:p>8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4.4" calcext:value-type="float">
            <text:p>13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0.6" calcext:value-type="float">
            <text:p>13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.2" calcext:value-type="float">
            <text:p>4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3.1" calcext:value-type="float">
            <text:p>15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7.2" calcext:value-type="float">
            <text:p>18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.1" calcext:value-type="float">
            <text:p>10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.5" calcext:value-type="float">
            <text:p>4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.8" calcext:value-type="float">
            <text:p>14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.3" calcext:value-type="float">
            <text:p>5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6.6" calcext:value-type="float">
            <text:p>16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.5" calcext:value-type="float">
            <text:p>8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.5" calcext:value-type="float">
            <text:p>3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43.8" calcext:value-type="float">
            <text:p>4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Revoluční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Revoluční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Revoluční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Křemenc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8.5" calcext:value-type="float">
            <text:p>2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Křemenc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3.6" calcext:value-type="float">
            <text:p>13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Křemenc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7.1" calcext:value-type="float">
            <text:p>18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U Bulh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2.3" calcext:value-type="float">
            <text:p>20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U Bulhar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2.3" calcext:value-type="float">
            <text:p>24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U Bulhar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0.8" calcext:value-type="float">
            <text:p>12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Soukenická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.2" calcext:value-type="float">
            <text:p>2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Soukenická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1.3" calcext:value-type="float">
            <text:p>4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.3" calcext:value-type="float">
            <text:p>10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.1" calcext:value-type="float">
            <text:p>9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3.4" calcext:value-type="float">
            <text:p>5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.8" calcext:value-type="float">
            <text:p>6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6.3" calcext:value-type="float">
            <text:p>21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7.4" calcext:value-type="float">
            <text:p>9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.5" calcext:value-type="float">
            <text:p>6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4.6" calcext:value-type="float">
            <text:p>17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.1" calcext:value-type="float">
            <text:p>10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5.2" calcext:value-type="float">
            <text:p>9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.5" calcext:value-type="float">
            <text:p>12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5.4" calcext:value-type="float">
            <text:p>8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.6" calcext:value-type="float">
            <text:p>10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.9" calcext:value-type="float">
            <text:p>10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.3" calcext:value-type="float">
            <text:p>5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5.3" calcext:value-type="float">
            <text:p>10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3.7" calcext:value-type="float">
            <text:p>5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7.5" calcext:value-type="float">
            <text:p>9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9.1" calcext:value-type="float">
            <text:p>7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5.1" calcext:value-type="float">
            <text:p>10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.4" calcext:value-type="float">
            <text:p>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47.1" calcext:value-type="float">
            <text:p>34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Řeznická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.5" calcext:value-type="float">
            <text:p>5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Řeznická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.8" calcext:value-type="float">
            <text:p>6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Řeznic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1.2" calcext:value-type="float">
            <text:p>3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Řeznic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5.8" calcext:value-type="float">
            <text:p>35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Ostrovní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.6" calcext:value-type="float">
            <text:p>8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Ostrovn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.2" calcext:value-type="float">
            <text:p>1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Pštrossov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.4" calcext:value-type="float">
            <text:p>7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Pštrossova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.1" calcext:value-type="float">
            <text:p>9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Pštross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.1" calcext:value-type="float">
            <text:p>3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.5" calcext:value-type="float">
            <text:p>13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2.1" calcext:value-type="float">
            <text:p>19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.2" calcext:value-type="float">
            <text:p>7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.5" calcext:value-type="float">
            <text:p>3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.8" calcext:value-type="float">
            <text:p>6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.6" calcext:value-type="float">
            <text:p>3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.5" calcext:value-type="float">
            <text:p>7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.3" calcext:value-type="float">
            <text:p>3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.6" calcext:value-type="float">
            <text:p>9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.6" calcext:value-type="float">
            <text:p>3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.1" calcext:value-type="float">
            <text:p>9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.5" calcext:value-type="float">
            <text:p>3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98.5" calcext:value-type="float">
            <text:p>9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0.7" calcext:value-type="float">
            <text:p>4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5.7" calcext:value-type="float">
            <text:p>8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98.4" calcext:value-type="float">
            <text:p>19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95.6" calcext:value-type="float">
            <text:p>19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60.2" calcext:value-type="float">
            <text:p>6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57.2" calcext:value-type="float">
            <text:p>5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94.9" calcext:value-type="float">
            <text:p>9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4.6" calcext:value-type="float">
            <text:p>11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6.8" calcext:value-type="float">
            <text:p>12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.4" calcext:value-type="float">
            <text:p>6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.7" calcext:value-type="float">
            <text:p>5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96.1" calcext:value-type="float">
            <text:p>96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3.3" calcext:value-type="float">
            <text:p>12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.2" calcext:value-type="float">
            <text:p>12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5.4" calcext:value-type="float">
            <text:p>10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Washingtono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Washingtonov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8.8" calcext:value-type="float">
            <text:p>15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Washingtonov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2.6" calcext:value-type="float">
            <text:p>6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Washingto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9.4" calcext:value-type="float">
            <text:p>11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Washingto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7.7" calcext:value-type="float">
            <text:p>11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Washingtonov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45.5" calcext:value-type="float">
            <text:p>14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Ve Smečkách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Ve Smečkách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6" calcext:value-type="float">
            <text:p>1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Ve Smečkác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8.7" calcext:value-type="float">
            <text:p>12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Ve Smečkác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7.3" calcext:value-type="float">
            <text:p>8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Ve Smečkác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5.5" calcext:value-type="float">
            <text:p>3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Ve Smečkác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9.3" calcext:value-type="float">
            <text:p>8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Ve Smečkác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2.8" calcext:value-type="float">
            <text:p>5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Řeznic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3.7" calcext:value-type="float">
            <text:p>8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Na poříčí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.5" calcext:value-type="float">
            <text:p>3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Na poříčí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Na poříčí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Na poříčí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Na poříčí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32.9" calcext:value-type="float">
            <text:p>632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štross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.7" calcext:value-type="float">
            <text:p>3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.8" calcext:value-type="float">
            <text:p>8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.2" calcext:value-type="float">
            <text:p>6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.8" calcext:value-type="float">
            <text:p>8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9.9" calcext:value-type="float">
            <text:p>59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7.3" calcext:value-type="float">
            <text:p>8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.4" calcext:value-type="float">
            <text:p>9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.9" calcext:value-type="float">
            <text:p>59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.1" calcext:value-type="float">
            <text:p>2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Příčná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.2" calcext:value-type="float">
            <text:p>9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Příčn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6.2" calcext:value-type="float">
            <text:p>6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avrátilov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.8" calcext:value-type="float">
            <text:p>2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avrátilov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9.2" calcext:value-type="float">
            <text:p>5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avrátilov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0.8" calcext:value-type="float">
            <text:p>8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avrátilov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9.4" calcext:value-type="float">
            <text:p>8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.1" calcext:value-type="float">
            <text:p>9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5.6" calcext:value-type="float">
            <text:p>14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.4" calcext:value-type="float">
            <text:p>6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.1" calcext:value-type="float">
            <text:p>7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.2" calcext:value-type="float">
            <text:p>9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.2" calcext:value-type="float">
            <text:p>15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2.4" calcext:value-type="float">
            <text:p>15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97.9" calcext:value-type="float">
            <text:p>9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9.6" calcext:value-type="float">
            <text:p>9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pletalov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enovážné náměstí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1.5" calcext:value-type="float">
            <text:p>5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enovážné náměstí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33.2" calcext:value-type="float">
            <text:p>23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enovážné náměstí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árodní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.7" calcext:value-type="float">
            <text:p>20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árodní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65.5" calcext:value-type="float">
            <text:p>96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árodní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8.2" calcext:value-type="float">
            <text:p>8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árodní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68.6" calcext:value-type="float">
            <text:p>26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árodní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22.2" calcext:value-type="float">
            <text:p>12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Masarykovo nábř.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9.9" calcext:value-type="float">
            <text:p>15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Masarykovo nábř.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5.9" calcext:value-type="float">
            <text:p>55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Ostrovní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.8" calcext:value-type="float">
            <text:p>5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Ostrovní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4.4" calcext:value-type="float">
            <text:p>2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Ostrovní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3.3" calcext:value-type="float">
            <text:p>6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.2" calcext:value-type="float">
            <text:p>4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.1" calcext:value-type="float">
            <text:p>4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9.7" calcext:value-type="float">
            <text:p>5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5.1" calcext:value-type="float">
            <text:p>1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3.5" calcext:value-type="float">
            <text:p>5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6.4" calcext:value-type="float">
            <text:p>6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6.8" calcext:value-type="float">
            <text:p>5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5.6" calcext:value-type="float">
            <text:p>7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1.9" calcext:value-type="float">
            <text:p>3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4.1" calcext:value-type="float">
            <text:p>3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8.7" calcext:value-type="float">
            <text:p>2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8.8" calcext:value-type="float">
            <text:p>2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39.8" calcext:value-type="float">
            <text:p>3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6.6" calcext:value-type="float">
            <text:p>11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.3" calcext:value-type="float">
            <text:p>124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31.4" calcext:value-type="float">
            <text:p>23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54.4" calcext:value-type="float">
            <text:p>15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Ve Smečkách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.1" calcext:value-type="float">
            <text:p>7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Ve Smečkách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7.8" calcext:value-type="float">
            <text:p>7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Ve Smečkách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78.3" calcext:value-type="float">
            <text:p>47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Ve Smečkách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Ve Smečkách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.7" calcext:value-type="float">
            <text:p>2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.3" calcext:value-type="float">
            <text:p>2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.6" calcext:value-type="float">
            <text:p>2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.9" calcext:value-type="float">
            <text:p>2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.9" calcext:value-type="float">
            <text:p>2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.8" calcext:value-type="float">
            <text:p>3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.6" calcext:value-type="float">
            <text:p>3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.7" calcext:value-type="float">
            <text:p>2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.3" calcext:value-type="float">
            <text:p>2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.8" calcext:value-type="float">
            <text:p>2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.1" calcext:value-type="float">
            <text:p>2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.8" calcext:value-type="float">
            <text:p>3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0.6" calcext:value-type="float">
            <text:p>3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0.4" calcext:value-type="float">
            <text:p>5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6.8" calcext:value-type="float">
            <text:p>2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.7" calcext:value-type="float">
            <text:p>2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8.9" calcext:value-type="float">
            <text:p>2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.9" calcext:value-type="float">
            <text:p>2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1.8" calcext:value-type="float">
            <text:p>9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.3" calcext:value-type="float">
            <text:p>5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.8" calcext:value-type="float">
            <text:p>2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.1" calcext:value-type="float">
            <text:p>2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.9" calcext:value-type="float">
            <text:p>2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.9" calcext:value-type="float">
            <text:p>2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.8" calcext:value-type="float">
            <text:p>3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0.3" calcext:value-type="float">
            <text:p>5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.9" calcext:value-type="float">
            <text:p>5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.2" calcext:value-type="float">
            <text:p>5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7.8" calcext:value-type="float">
            <text:p>5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4.1" calcext:value-type="float">
            <text:p>5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.3" calcext:value-type="float">
            <text:p>5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0.2" calcext:value-type="float">
            <text:p>5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7.2" calcext:value-type="float">
            <text:p>6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2.3" calcext:value-type="float">
            <text:p>5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1" calcext:value-type="float">
            <text:p>103,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1" calcext:value-type="float">
            <text:p>103,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11" calcext:value-type="float">
            <text:p>103,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12" calcext:value-type="float">
            <text:p>103,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2" calcext:value-type="float">
            <text:p>103,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3" calcext:value-type="float">
            <text:p>103,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4" calcext:value-type="float">
            <text:p>103,4</text:p>
          </table:table-cell>
          <table:table-cell/>
          <table:table-cell office:value-type="float" office:value="15.1" calcext:value-type="float">
            <text:p>1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5" calcext:value-type="float">
            <text:p>103,5</text:p>
          </table:table-cell>
          <table:table-cell/>
          <table:table-cell office:value-type="float" office:value="17.7" calcext:value-type="float">
            <text:p>1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6" calcext:value-type="float">
            <text:p>103,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7" calcext:value-type="float">
            <text:p>103,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8" calcext:value-type="float">
            <text:p>103,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.9" calcext:value-type="float">
            <text:p>103,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kuláš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.8" calcext:value-type="float">
            <text:p>5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kuláš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9.5" calcext:value-type="float">
            <text:p>13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kuláš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kuláš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3.8" calcext:value-type="float">
            <text:p>3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kulášs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2.1" calcext:value-type="float">
            <text:p>5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kulášs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5.2" calcext:value-type="float">
            <text:p>3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enti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enti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33.7" calcext:value-type="float">
            <text:p>43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enti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9.6" calcext:value-type="float">
            <text:p>4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enti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2.4" calcext:value-type="float">
            <text:p>2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latnéř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5.9" calcext:value-type="float">
            <text:p>275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latnéř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1.2" calcext:value-type="float">
            <text:p>12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eleslavínov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3.6" calcext:value-type="float">
            <text:p>15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eleslavín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2.4" calcext:value-type="float">
            <text:p>3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eleslavín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6.2" calcext:value-type="float">
            <text:p>26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eleslavín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8.6" calcext:value-type="float">
            <text:p>6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eleslavín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4.4" calcext:value-type="float">
            <text:p>34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řižovnic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7.6" calcext:value-type="float">
            <text:p>9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řižovnic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3.6" calcext:value-type="float">
            <text:p>13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U staré ško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.4" calcext:value-type="float">
            <text:p>2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U staré škol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9.2" calcext:value-type="float">
            <text:p>27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.2" calcext:value-type="float">
            <text:p>2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.4" calcext:value-type="float">
            <text:p>4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.4" calcext:value-type="float">
            <text:p>46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7.4" calcext:value-type="float">
            <text:p>4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.3" calcext:value-type="float">
            <text:p>58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2.5" calcext:value-type="float">
            <text:p>5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1.9" calcext:value-type="float">
            <text:p>3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3.2" calcext:value-type="float">
            <text:p>6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Široká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.1" calcext:value-type="float">
            <text:p>104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Široká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.5" calcext:value-type="float">
            <text:p>10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Široká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.1" calcext:value-type="float">
            <text:p>7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Širo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5.2" calcext:value-type="float">
            <text:p>22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Širok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říž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0.2" calcext:value-type="float">
            <text:p>24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říž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5.2" calcext:value-type="float">
            <text:p>8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říž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9.5" calcext:value-type="float">
            <text:p>5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říž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.8" calcext:value-type="float">
            <text:p>1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ílk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3.8" calcext:value-type="float">
            <text:p>30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inhart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1.5" calcext:value-type="float">
            <text:p>4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inhart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8.5" calcext:value-type="float">
            <text:p>5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.9" calcext:value-type="float">
            <text:p>7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8" calcext:value-type="float">
            <text:p>2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.4" calcext:value-type="float">
            <text:p>5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4.1" calcext:value-type="float">
            <text:p>6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7.9" calcext:value-type="float">
            <text:p>8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.6" calcext:value-type="float">
            <text:p>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37.9" calcext:value-type="float">
            <text:p>13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arlov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arlova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3.3" calcext:value-type="float">
            <text:p>4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arlov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2.2" calcext:value-type="float">
            <text:p>16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arlov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.1" calcext:value-type="float">
            <text:p>2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.7" calcext:value-type="float">
            <text:p>4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0.3" calcext:value-type="float">
            <text:p>8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.2" calcext:value-type="float">
            <text:p>1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.2" calcext:value-type="float">
            <text:p>24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8.5" calcext:value-type="float">
            <text:p>2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.5" calcext:value-type="float">
            <text:p>1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5.5" calcext:value-type="float">
            <text:p>2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54.7" calcext:value-type="float">
            <text:p>5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áprstkov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9.5" calcext:value-type="float">
            <text:p>4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áprstkov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5.1" calcext:value-type="float">
            <text:p>5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áprstk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9.9" calcext:value-type="float">
            <text:p>20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áprstkov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.3" calcext:value-type="float">
            <text:p>3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áprst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áprstkov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.7" calcext:value-type="float">
            <text:p>1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.4" calcext:value-type="float">
            <text:p>3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1.9" calcext:value-type="float">
            <text:p>6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8.9" calcext:value-type="float">
            <text:p>38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3.6" calcext:value-type="float">
            <text:p>13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enská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.3" calcext:value-type="float">
            <text:p>5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enská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.2" calcext:value-type="float">
            <text:p>20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e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6.8" calcext:value-type="float">
            <text:p>9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e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1.3" calcext:value-type="float">
            <text:p>4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e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en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71.9" calcext:value-type="float">
            <text:p>17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Řetězov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65.7" calcext:value-type="float">
            <text:p>46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Řetěz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.9" calcext:value-type="float">
            <text:p>2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Řetěz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9.6" calcext:value-type="float">
            <text:p>4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etlémské nám.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7.8" calcext:value-type="float">
            <text:p>20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etlémské nám.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etlémské nám.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3.1" calcext:value-type="float">
            <text:p>1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tlémská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.1" calcext:value-type="float">
            <text:p>10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tlémská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5.3" calcext:value-type="float">
            <text:p>145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tlémská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5.5" calcext:value-type="float">
            <text:p>55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tlémská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.6" calcext:value-type="float">
            <text:p>5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tlémská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4.8" calcext:value-type="float">
            <text:p>124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tlémská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1.3" calcext:value-type="float">
            <text:p>81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tlémská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8.3" calcext:value-type="float">
            <text:p>128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tlémská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tlémská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8.5" calcext:value-type="float">
            <text:p>11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tlém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33.5" calcext:value-type="float">
            <text:p>23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áprstk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4.9" calcext:value-type="float">
            <text:p>16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áprstkov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.4" calcext:value-type="float">
            <text:p>1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.7" calcext:value-type="float">
            <text:p>13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.6" calcext:value-type="float">
            <text:p>4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0.2" calcext:value-type="float">
            <text:p>4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0.8" calcext:value-type="float">
            <text:p>3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Karoliny Světlé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0.2" calcext:value-type="float">
            <text:p>11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Karoliny Světlé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3.7" calcext:value-type="float">
            <text:p>4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rtolomějská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.1" calcext:value-type="float">
            <text:p>3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rtolomějská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.8" calcext:value-type="float">
            <text:p>2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rtolomějská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.9" calcext:value-type="float">
            <text:p>3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rtolomějská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rtoloměj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9.3" calcext:value-type="float">
            <text:p>7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rtoloměj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.4" calcext:value-type="float">
            <text:p>2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Krocínova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.9" calcext:value-type="float">
            <text:p>4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Krocín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8.5" calcext:value-type="float">
            <text:p>26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Krocín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1.2" calcext:value-type="float">
            <text:p>7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Krocín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08.7" calcext:value-type="float">
            <text:p>10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Krocín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5.4" calcext:value-type="float">
            <text:p>95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Krocínov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9.3" calcext:value-type="float">
            <text:p>2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Karoliny Světlé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.4" calcext:value-type="float">
            <text:p>2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Karoliny Světlé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4.9" calcext:value-type="float">
            <text:p>7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aroliny Světlé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.2" calcext:value-type="float">
            <text:p>4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aroliny Světlé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aroliny Světlé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4.8" calcext:value-type="float">
            <text:p>19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aroliny Světlé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2.6" calcext:value-type="float">
            <text:p>3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Karoliny Světlé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9.3" calcext:value-type="float">
            <text:p>14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Karoliny Světlé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1.1" calcext:value-type="float">
            <text:p>8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Karoliny Světlé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9.1" calcext:value-type="float">
            <text:p>6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.7" calcext:value-type="float">
            <text:p>3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.4" calcext:value-type="float">
            <text:p>5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.6" calcext:value-type="float">
            <text:p>7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9.4" calcext:value-type="float">
            <text:p>12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4.7" calcext:value-type="float">
            <text:p>2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8.3" calcext:value-type="float">
            <text:p>3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15,8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91,6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40,4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55,3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14,6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5,0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11,5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Karoliny Světlé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111,4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Karoliny Světlé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6,0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Karoliny Světlé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62,0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 Perštýně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1,4</text:p>
          </table:table-cell>
          <table:table-cell table:number-columns-repeated="1014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 Perštýně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288,5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 Perštýně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2,7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1,0</text:p>
          </table:table-cell>
          <table:table-cell table:number-columns-repeated="1014"/>
          <table:table-cell table:style-name="Default" table:number-columns-repeated="2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,4</text:p>
          </table:table-cell>
          <table:table-cell table:number-columns-repeated="1014"/>
          <table:table-cell table:style-name="Default" table:number-columns-repeated="2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3,4</text:p>
          </table:table-cell>
          <table:table-cell table:number-columns-repeated="1014"/>
          <table:table-cell table:style-name="Default" table:number-columns-repeated="2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31,6</text:p>
          </table:table-cell>
          <table:table-cell table:number-columns-repeated="1014"/>
          <table:table-cell table:style-name="Default" table:number-columns-repeated="2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8,9</text:p>
          </table:table-cell>
          <table:table-cell table:number-columns-repeated="1014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240,3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29,8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20,3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18,0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17,8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18,9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Perlov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61,7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3" calcext:value-type="float">
            <text:p>373</text:p>
          </table:table-cell>
          <table:table-cell table:style-name="ce3" office:value-type="string" calcext:value-type="string">
            <text:p>29. říjn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455,3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31. říj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72,2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32. říj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3,2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33. říj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33,1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34. říj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291,0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35. říj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13,6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36. říj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150,6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37. říj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69,7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a můstk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131,9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tin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481,5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tin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144,3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tin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221,5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tin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72,1</text:p>
          </table:table-cell>
          <table:table-cell table:number-columns-repeated="1013"/>
          <table:table-cell table:style-name="Default" table:number-columns-repeated="2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tin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55.5" calcext:value-type="float">
            <text:p>255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tin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87.2" calcext:value-type="float">
            <text:p>8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kořep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1.5" calcext:value-type="float">
            <text:p>45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kořep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2.2" calcext:value-type="float">
            <text:p>6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5.6" calcext:value-type="float">
            <text:p>11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.9" calcext:value-type="float">
            <text:p>137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6.5" calcext:value-type="float">
            <text:p>10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.7" calcext:value-type="float">
            <text:p>18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2.5" calcext:value-type="float">
            <text:p>4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.6" calcext:value-type="float">
            <text:p>10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.8" calcext:value-type="float">
            <text:p>3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09.7" calcext:value-type="float">
            <text:p>10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.8" calcext:value-type="float">
            <text:p>2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0.8" calcext:value-type="float">
            <text:p>40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3.5" calcext:value-type="float">
            <text:p>8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.6" calcext:value-type="float">
            <text:p>8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.2" calcext:value-type="float">
            <text:p>3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.6" calcext:value-type="float">
            <text:p>3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.3" calcext:value-type="float">
            <text:p>1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.2" calcext:value-type="float">
            <text:p>4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0.4" calcext:value-type="float">
            <text:p>14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9.1" calcext:value-type="float">
            <text:p>19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4.5" calcext:value-type="float">
            <text:p>8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8.8" calcext:value-type="float">
            <text:p>6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96.5" calcext:value-type="float">
            <text:p>49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8.3" calcext:value-type="float">
            <text:p>1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helný tr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8.4" calcext:value-type="float">
            <text:p>19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helný tr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3.4" calcext:value-type="float">
            <text:p>3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ichalská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.3" calcext:value-type="float">
            <text:p>4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ichal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1.3" calcext:value-type="float">
            <text:p>7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ichal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4" calcext:value-type="float">
            <text:p>1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ichalská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.8" calcext:value-type="float">
            <text:p>6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icha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1.9" calcext:value-type="float">
            <text:p>6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icha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.8" calcext:value-type="float">
            <text:p>3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icha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.1" calcext:value-type="float">
            <text:p>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il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il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.3" calcext:value-type="float">
            <text:p>2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il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2.6" calcext:value-type="float">
            <text:p>5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il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31.7" calcext:value-type="float">
            <text:p>43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il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68.6" calcext:value-type="float">
            <text:p>26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Jilská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5.9" calcext:value-type="float">
            <text:p>75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Jil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9.4" calcext:value-type="float">
            <text:p>26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Jil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4.1" calcext:value-type="float">
            <text:p>8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elantrichov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4.6" calcext:value-type="float">
            <text:p>6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elantricho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.6" calcext:value-type="float">
            <text:p>3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elantrichov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3.1" calcext:value-type="float">
            <text:p>103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Kož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0.7" calcext:value-type="float">
            <text:p>27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Kožn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7.6" calcext:value-type="float">
            <text:p>5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.4" calcext:value-type="float">
            <text:p>8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.2" calcext:value-type="float">
            <text:p>7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.9" calcext:value-type="float">
            <text:p>11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8.8" calcext:value-type="float">
            <text:p>4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.4" calcext:value-type="float">
            <text:p>5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.9" calcext:value-type="float">
            <text:p>17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0.4" calcext:value-type="float">
            <text:p>16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.8" calcext:value-type="float">
            <text:p>100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7.6" calcext:value-type="float">
            <text:p>177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4.6" calcext:value-type="float">
            <text:p>7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65.2" calcext:value-type="float">
            <text:p>26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ožná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.3" calcext:value-type="float">
            <text:p>68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ožn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9.9" calcext:value-type="float">
            <text:p>3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ožn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3.8" calcext:value-type="float">
            <text:p>12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ožn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9.9" calcext:value-type="float">
            <text:p>1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ožn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70.6" calcext:value-type="float">
            <text:p>7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ožn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9.6" calcext:value-type="float">
            <text:p>9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ožn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ožn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9.2" calcext:value-type="float">
            <text:p>1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Železná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.6" calcext:value-type="float">
            <text:p>11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Železn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2.1" calcext:value-type="float">
            <text:p>9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Železná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4.6" calcext:value-type="float">
            <text:p>7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avelská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.9" calcext:value-type="float">
            <text:p>4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avel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8.6" calcext:value-type="float">
            <text:p>548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avelsk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ave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62.4" calcext:value-type="float">
            <text:p>66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ave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7.4" calcext:value-type="float">
            <text:p>4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ave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.7" calcext:value-type="float">
            <text:p>1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avel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8.2" calcext:value-type="float">
            <text:p>4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avel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vel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2.9" calcext:value-type="float">
            <text:p>242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vel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9.5" calcext:value-type="float">
            <text:p>259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.2" calcext:value-type="float">
            <text:p>12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9.7" calcext:value-type="float">
            <text:p>15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3.1" calcext:value-type="float">
            <text:p>3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0.8" calcext:value-type="float">
            <text:p>120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.1" calcext:value-type="float">
            <text:p>5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.4" calcext:value-type="float">
            <text:p>4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3.3" calcext:value-type="float">
            <text:p>6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ave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9.5" calcext:value-type="float">
            <text:p>38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ave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ave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1.6" calcext:value-type="float">
            <text:p>6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ave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3.7" calcext:value-type="float">
            <text:p>3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ave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avelská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.1" calcext:value-type="float">
            <text:p>37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ave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ave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.8" calcext:value-type="float">
            <text:p>1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ave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48.4" calcext:value-type="float">
            <text:p>24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ave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62.2" calcext:value-type="float">
            <text:p>6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avelská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avel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9.6" calcext:value-type="float">
            <text:p>24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avel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9.1" calcext:value-type="float">
            <text:p>3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Rytířská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7.7" calcext:value-type="float">
            <text:p>117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Rytíř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9.5" calcext:value-type="float">
            <text:p>3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Kamzíková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Kamzíková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Kamzíková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.8" calcext:value-type="float">
            <text:p>13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Kamzíková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.7" calcext:value-type="float">
            <text:p>3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Kamzíkov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7.4" calcext:value-type="float">
            <text:p>12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eletná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.2" calcext:value-type="float">
            <text:p>8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eletná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eletná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5.7" calcext:value-type="float">
            <text:p>10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eletná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eletn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79.5" calcext:value-type="float">
            <text:p>7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ýnská uličk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.8" calcext:value-type="float">
            <text:p>8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ýnská uličk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ýnská ulič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ýnská ulič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1.6" calcext:value-type="float">
            <text:p>291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ýnská ulič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2.2" calcext:value-type="float">
            <text:p>4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.6" calcext:value-type="float">
            <text:p>43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.4" calcext:value-type="float">
            <text:p>8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8.8" calcext:value-type="float">
            <text:p>7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88.2" calcext:value-type="float">
            <text:p>98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8.7" calcext:value-type="float">
            <text:p>1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.7" calcext:value-type="float">
            <text:p>1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9.2" calcext:value-type="float">
            <text:p>1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Masn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7.2" calcext:value-type="float">
            <text:p>12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ýnská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.7" calcext:value-type="float">
            <text:p>4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ý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6.7" calcext:value-type="float">
            <text:p>126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ý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ý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7.8" calcext:value-type="float">
            <text:p>1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ýnská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3.7" calcext:value-type="float">
            <text:p>5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ýn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.1" calcext:value-type="float">
            <text:p>24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ýn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1.8" calcext:value-type="float">
            <text:p>21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ýnská uličk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0.8" calcext:value-type="float">
            <text:p>14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ýnská uličk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9.7" calcext:value-type="float">
            <text:p>2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Štupartská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.7" calcext:value-type="float">
            <text:p>4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Štupar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75.4" calcext:value-type="float">
            <text:p>275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Štupar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0.1" calcext:value-type="float">
            <text:p>3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Štupar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7.1" calcext:value-type="float">
            <text:p>47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Štupar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48.4" calcext:value-type="float">
            <text:p>14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Štupar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90.9" calcext:value-type="float">
            <text:p>9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rálodvorská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.1" calcext:value-type="float">
            <text:p>4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rálodvor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6.3" calcext:value-type="float">
            <text:p>13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rálodvor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Jakubská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.5" calcext:value-type="float">
            <text:p>4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Jakub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.3" calcext:value-type="float">
            <text:p>5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Jakub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Jakub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9.7" calcext:value-type="float">
            <text:p>13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Jakub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0.4" calcext:value-type="float">
            <text:p>3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ybná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.1" calcext:value-type="float">
            <text:p>12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ybn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1.1" calcext:value-type="float">
            <text:p>21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ybn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2.9" calcext:value-type="float">
            <text:p>22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Benedikt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Benedikt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Benedikt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1.5" calcext:value-type="float">
            <text:p>2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enedikt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enedikt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enedikt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9.5" calcext:value-type="float">
            <text:p>3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enedikt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85.7" calcext:value-type="float">
            <text:p>8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enedikt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87.4" calcext:value-type="float">
            <text:p>87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.1" calcext:value-type="float">
            <text:p>2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89.7" calcext:value-type="float">
            <text:p>18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.1" calcext:value-type="float">
            <text:p>1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.6" calcext:value-type="float">
            <text:p>2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.7" calcext:value-type="float">
            <text:p>3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1.6" calcext:value-type="float">
            <text:p>5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.5" calcext:value-type="float">
            <text:p>6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.2" calcext:value-type="float">
            <text:p>95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0.8" calcext:value-type="float">
            <text:p>12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4.7" calcext:value-type="float">
            <text:p>44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Masná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2.1" calcext:value-type="float">
            <text:p>14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Masná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8.4" calcext:value-type="float">
            <text:p>10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Masná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4.3" calcext:value-type="float">
            <text:p>5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asn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47.9" calcext:value-type="float">
            <text:p>24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asn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sná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.5" calcext:value-type="float">
            <text:p>8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sn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3.2" calcext:value-type="float">
            <text:p>33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sn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sn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.1" calcext:value-type="float">
            <text:p>1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sn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80.3" calcext:value-type="float">
            <text:p>80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sn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78.7" calcext:value-type="float">
            <text:p>7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.2" calcext:value-type="float">
            <text:p>7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.3" calcext:value-type="float">
            <text:p>6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.3" calcext:value-type="float">
            <text:p>8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.3" calcext:value-type="float">
            <text:p>4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.4" calcext:value-type="float">
            <text:p>4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0.4" calcext:value-type="float">
            <text:p>12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0.6" calcext:value-type="float">
            <text:p>140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3.6" calcext:value-type="float">
            <text:p>1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0.8" calcext:value-type="float">
            <text:p>4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louhá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.6" calcext:value-type="float">
            <text:p>6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louhá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.4" calcext:value-type="float">
            <text:p>4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louhá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louhá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.2" calcext:value-type="float">
            <text:p>12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louhá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louhá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62.6" calcext:value-type="float">
            <text:p>36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.6" calcext:value-type="float">
            <text:p>10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.1" calcext:value-type="float">
            <text:p>6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.6" calcext:value-type="float">
            <text:p>8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5.1" calcext:value-type="float">
            <text:p>9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8.5" calcext:value-type="float">
            <text:p>11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2.4" calcext:value-type="float">
            <text:p>9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78.1" calcext:value-type="float">
            <text:p>37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9.2" calcext:value-type="float">
            <text:p>79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.7" calcext:value-type="float">
            <text:p>39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.4" calcext:value-type="float">
            <text:p>32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.8" calcext:value-type="float">
            <text:p>4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2.2" calcext:value-type="float">
            <text:p>3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.2" calcext:value-type="float">
            <text:p>3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.7" calcext:value-type="float">
            <text:p>3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" calcext:value-type="float">
            <text:p>3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5.7" calcext:value-type="float">
            <text:p>4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8.5" calcext:value-type="float">
            <text:p>2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2.6" calcext:value-type="float">
            <text:p>5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0.8" calcext:value-type="float">
            <text:p>40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6.6" calcext:value-type="float">
            <text:p>4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5.2" calcext:value-type="float">
            <text:p>2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71.4" calcext:value-type="float">
            <text:p>7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.2" calcext:value-type="float">
            <text:p>28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.6" calcext:value-type="float">
            <text:p>2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3.9" calcext:value-type="float">
            <text:p>3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.2" calcext:value-type="float">
            <text:p>5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.6" calcext:value-type="float">
            <text:p>31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1.7" calcext:value-type="float">
            <text:p>3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4.5" calcext:value-type="float">
            <text:p>3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.8" calcext:value-type="float">
            <text:p>26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7.5" calcext:value-type="float">
            <text:p>2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9.2" calcext:value-type="float">
            <text:p>2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8" calcext:value-type="float">
            <text:p>2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.9" calcext:value-type="float">
            <text:p>3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4.7" calcext:value-type="float">
            <text:p>34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.2" calcext:value-type="float">
            <text:p>19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2.8" calcext:value-type="float">
            <text:p>4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3.9" calcext:value-type="float">
            <text:p>53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Dlouhá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3" calcext:value-type="float">
            <text:p>24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Dlouhá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8.4" calcext:value-type="float">
            <text:p>1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.5" calcext:value-type="float">
            <text:p>3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.6" calcext:value-type="float">
            <text:p>4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8" calcext:value-type="float">
            <text:p>2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.2" calcext:value-type="float">
            <text:p>2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43.8" calcext:value-type="float">
            <text:p>54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.9" calcext:value-type="float">
            <text:p>3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9" calcext:value-type="float">
            <text:p>2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.7" calcext:value-type="float">
            <text:p>25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66.5" calcext:value-type="float">
            <text:p>6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.4" calcext:value-type="float">
            <text:p>2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.4" calcext:value-type="float">
            <text:p>2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6.3" calcext:value-type="float">
            <text:p>6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4.8" calcext:value-type="float">
            <text:p>21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6.3" calcext:value-type="float">
            <text:p>4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Dlouhá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.1" calcext:value-type="float">
            <text:p>3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Dlouhá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1" calcext:value-type="float">
            <text:p>8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Dlouhá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Dlouhá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.2" calcext:value-type="float">
            <text:p>10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Dlouhá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Dlouh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3.8" calcext:value-type="float">
            <text:p>173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69.6" calcext:value-type="float">
            <text:p>269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8.2" calcext:value-type="float">
            <text:p>9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97.2" calcext:value-type="float">
            <text:p>19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69.8" calcext:value-type="float">
            <text:p>6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12.1" calcext:value-type="float">
            <text:p>11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2.3" calcext:value-type="float">
            <text:p>2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29.8" calcext:value-type="float">
            <text:p>12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.4" calcext:value-type="float">
            <text:p>10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louhá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louhá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.7" calcext:value-type="float">
            <text:p>101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louh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8.3" calcext:value-type="float">
            <text:p>8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ámov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ámov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3.4" calcext:value-type="float">
            <text:p>4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aštalská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aštal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aštal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61.1" calcext:value-type="float">
            <text:p>66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aštalsk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9.1" calcext:value-type="float">
            <text:p>8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.1" calcext:value-type="float">
            <text:p>2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.9" calcext:value-type="float">
            <text:p>48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.2" calcext:value-type="float">
            <text:p>5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53.1" calcext:value-type="float">
            <text:p>5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.6" calcext:value-type="float">
            <text:p>2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9.8" calcext:value-type="float">
            <text:p>6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9.3" calcext:value-type="float">
            <text:p>6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6.3" calcext:value-type="float">
            <text:p>46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8.7" calcext:value-type="float">
            <text:p>9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.4" calcext:value-type="float">
            <text:p>5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8.4" calcext:value-type="float">
            <text:p>108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.8" calcext:value-type="float">
            <text:p>12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8.4" calcext:value-type="float">
            <text:p>108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2.3" calcext:value-type="float">
            <text:p>52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6.5" calcext:value-type="float">
            <text:p>6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9.4" calcext:value-type="float">
            <text:p>4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41.2" calcext:value-type="float">
            <text:p>14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radební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.8" calcext:value-type="float">
            <text:p>7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radební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.1" calcext:value-type="float">
            <text:p>103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radební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.4" calcext:value-type="float">
            <text:p>5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radební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6.7" calcext:value-type="float">
            <text:p>56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radební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.1" calcext:value-type="float">
            <text:p>2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Štupartská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.8" calcext:value-type="float">
            <text:p>122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Štupart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7.5" calcext:value-type="float">
            <text:p>22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Štupartská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2.6" calcext:value-type="float">
            <text:p>5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Řásnovk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.8" calcext:value-type="float">
            <text:p>27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Řásnov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.4" calcext:value-type="float">
            <text:p>20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Řásnov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8.4" calcext:value-type="float">
            <text:p>4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Řásnov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7.3" calcext:value-type="float">
            <text:p>27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Haštalské náměstí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2" calcext:value-type="float">
            <text:p>50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Haštalské náměstí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.3" calcext:value-type="float">
            <text:p>41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aštalsk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Haštalská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7.9" calcext:value-type="float">
            <text:p>17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Haštalská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2" calcext:value-type="float">
            <text:p>2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Haštalská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.6" calcext:value-type="float">
            <text:p>104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Haštals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12.1" calcext:value-type="float">
            <text:p>11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U obecního dv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75.2" calcext:value-type="float">
            <text:p>37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U obecního dv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.7" calcext:value-type="float">
            <text:p>10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štalská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2.5" calcext:value-type="float">
            <text:p>9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šta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3.5" calcext:value-type="float">
            <text:p>17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šta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4.6" calcext:value-type="float">
            <text:p>5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šta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šta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92.6" calcext:value-type="float">
            <text:p>19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štalská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6.8" calcext:value-type="float">
            <text:p>2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Haštalská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2.6" calcext:value-type="float">
            <text:p>3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Hašta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3.6" calcext:value-type="float">
            <text:p>5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Hašta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9.1" calcext:value-type="float">
            <text:p>4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Haštalsk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3.7" calcext:value-type="float">
            <text:p>5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U obecního dvor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.4" calcext:value-type="float">
            <text:p>29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U obecního dvor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6.5" calcext:value-type="float">
            <text:p>14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U obecního dvo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.7" calcext:value-type="float">
            <text:p>4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Kozí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.3" calcext:value-type="float">
            <text:p>51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Koz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4.6" calcext:value-type="float">
            <text:p>3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Koz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1.2" calcext:value-type="float">
            <text:p>10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Koz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7.2" calcext:value-type="float">
            <text:p>67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U obecního dvor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.8" calcext:value-type="float">
            <text:p>6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U obecního dvor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.7" calcext:value-type="float">
            <text:p>38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U obecního dvor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1.7" calcext:value-type="float">
            <text:p>3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.3" calcext:value-type="float">
            <text:p>42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6.3" calcext:value-type="float">
            <text:p>46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8.8" calcext:value-type="float">
            <text:p>38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8.4" calcext:value-type="float">
            <text:p>3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.2" calcext:value-type="float">
            <text:p>2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1.9" calcext:value-type="float">
            <text:p>31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.1" calcext:value-type="float">
            <text:p>42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6.6" calcext:value-type="float">
            <text:p>3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34.9" calcext:value-type="float">
            <text:p>3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34.6" calcext:value-type="float">
            <text:p>13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8.4" calcext:value-type="float">
            <text:p>2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než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4.5" calcext:value-type="float">
            <text:p>14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než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2.2" calcext:value-type="float">
            <text:p>12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nežsk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6.8" calcext:value-type="float">
            <text:p>3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ežská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.6" calcext:value-type="float">
            <text:p>110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ežská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.2" calcext:value-type="float">
            <text:p>3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ežská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9.5" calcext:value-type="float">
            <text:p>39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 milosrdný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6" calcext:value-type="float">
            <text:p>16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 milosrdných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52.6" calcext:value-type="float">
            <text:p>5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Bílkov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5.2" calcext:value-type="float">
            <text:p>19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Kozí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Kozí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.5" calcext:value-type="float">
            <text:p>3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Kozí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86.5" calcext:value-type="float">
            <text:p>28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Kozí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ězeňská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.2" calcext:value-type="float">
            <text:p>4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ězeňská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.8" calcext:value-type="float">
            <text:p>4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ězeňská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.2" calcext:value-type="float">
            <text:p>13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ězeňská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5.4" calcext:value-type="float">
            <text:p>85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ězeňská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0.5" calcext:value-type="float">
            <text:p>5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8.5" calcext:value-type="float">
            <text:p>13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.8" calcext:value-type="float">
            <text:p>51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9.6" calcext:value-type="float">
            <text:p>13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5.7" calcext:value-type="float">
            <text:p>45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Bílkov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.4" calcext:value-type="float">
            <text:p>83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V kolkovně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3.7" calcext:value-type="float">
            <text:p>153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V kolkovně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V kolkovně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2.8" calcext:value-type="float">
            <text:p>6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V kolkovně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78.4" calcext:value-type="float">
            <text:p>47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V kolkovně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2.1" calcext:value-type="float">
            <text:p>4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Vězeňská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Vězeňsk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30.1" calcext:value-type="float">
            <text:p>230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.1" calcext:value-type="float">
            <text:p>4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8.5" calcext:value-type="float">
            <text:p>3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7.7" calcext:value-type="float">
            <text:p>57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7.5" calcext:value-type="float">
            <text:p>1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48.2" calcext:value-type="float">
            <text:p>4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.9" calcext:value-type="float">
            <text:p>11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8.6" calcext:value-type="float">
            <text:p>78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7.4" calcext:value-type="float">
            <text:p>6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3.7" calcext:value-type="float">
            <text:p>8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8.1" calcext:value-type="float">
            <text:p>6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.1" calcext:value-type="float">
            <text:p>8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.4" calcext:value-type="float">
            <text:p>111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9.1" calcext:value-type="float">
            <text:p>6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.9" calcext:value-type="float">
            <text:p>85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.7" calcext:value-type="float">
            <text:p>112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.6" calcext:value-type="float">
            <text:p>15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4.6" calcext:value-type="float">
            <text:p>44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2.1" calcext:value-type="float">
            <text:p>22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31.1" calcext:value-type="float">
            <text:p>13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46.6" calcext:value-type="float">
            <text:p>4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9.4" calcext:value-type="float">
            <text:p>11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.2" calcext:value-type="float">
            <text:p>8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.1" calcext:value-type="float">
            <text:p>12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.2" calcext:value-type="float">
            <text:p>101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09.3" calcext:value-type="float">
            <text:p>109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.3" calcext:value-type="float">
            <text:p>101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.6" calcext:value-type="float">
            <text:p>109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75.1" calcext:value-type="float">
            <text:p>475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louhá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.2" calcext:value-type="float">
            <text:p>124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louh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4.9" calcext:value-type="float">
            <text:p>104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louh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3.5" calcext:value-type="float">
            <text:p>4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louh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5.2" calcext:value-type="float">
            <text:p>6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louh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5.3" calcext:value-type="float">
            <text:p>9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louh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35.7" calcext:value-type="float">
            <text:p>13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Dušní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5.3" calcext:value-type="float">
            <text:p>125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Dušní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62.6" calcext:value-type="float">
            <text:p>16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Dušní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92.7" calcext:value-type="float">
            <text:p>9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taroměstské nám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56.6" calcext:value-type="float">
            <text:p>25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taroměstské nám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6.5" calcext:value-type="float">
            <text:p>26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taroměstské nám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8.3" calcext:value-type="float">
            <text:p>2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Vejvodov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60.9" calcext:value-type="float">
            <text:p>16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Liliov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9.8" calcext:value-type="float">
            <text:p>139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Liliov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7.5" calcext:value-type="float">
            <text:p>9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Liliov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8.3" calcext:value-type="float">
            <text:p>48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 kotcíc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.5" calcext:value-type="float">
            <text:p>6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 kotcích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.2" calcext:value-type="float">
            <text:p>3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 kotcích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.3" calcext:value-type="float">
            <text:p>110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 kotcích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.6" calcext:value-type="float">
            <text:p>14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 kotcích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8.4" calcext:value-type="float">
            <text:p>138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Kožná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Kožná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.6" calcext:value-type="float">
            <text:p>7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Kožn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0.9" calcext:value-type="float">
            <text:p>4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Kožn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5.2" calcext:value-type="float">
            <text:p>15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Konviktská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.8" calcext:value-type="float">
            <text:p>43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Konviktská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.9" calcext:value-type="float">
            <text:p>40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Konviktská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.1" calcext:value-type="float">
            <text:p>41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Konvik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.8" calcext:value-type="float">
            <text:p>2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Konviktská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6.4" calcext:value-type="float">
            <text:p>26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.9" calcext:value-type="float">
            <text:p>23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40.5" calcext:value-type="float">
            <text:p>40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2.4" calcext:value-type="float">
            <text:p>1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37.5" calcext:value-type="float">
            <text:p>37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68.1" calcext:value-type="float">
            <text:p>68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40.2" calcext:value-type="float">
            <text:p>40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16.6" calcext:value-type="float">
            <text:p>116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02.7" calcext:value-type="float">
            <text:p>102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31.4" calcext:value-type="float">
            <text:p>31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31.5" calcext:value-type="float">
            <text:p>3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44.2" calcext:value-type="float">
            <text:p>44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65.7" calcext:value-type="float">
            <text:p>165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Karoliny Světlé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2.5" calcext:value-type="float">
            <text:p>132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Karoliny Světlé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61.7" calcext:value-type="float">
            <text:p>61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Karoliny Světlé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.4" calcext:value-type="float">
            <text:p>9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Karoliny Světlé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Karoliny Světlé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6.4" calcext:value-type="float">
            <text:p>86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Karoliny Světlé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3.4" calcext:value-type="float">
            <text:p>73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Karoliny Světlé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4.3" calcext:value-type="float">
            <text:p>134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Karoliny Světlé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9.7" calcext:value-type="float">
            <text:p>8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erl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8.5" calcext:value-type="float">
            <text:p>108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erl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8.2" calcext:value-type="float">
            <text:p>3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erlová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7.9" calcext:value-type="float">
            <text:p>37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lišky Krásnohorské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3.6" calcext:value-type="float">
            <text:p>8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lišky Krásnohorské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88.7" calcext:value-type="float">
            <text:p>8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Benedikt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0.8" calcext:value-type="float">
            <text:p>80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Benedikt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9.1" calcext:value-type="float">
            <text:p>79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Benediktská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9.9" calcext:value-type="float">
            <text:p>39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.5" calcext:value-type="float">
            <text:p>6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.8" calcext:value-type="float">
            <text:p>75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.5" calcext:value-type="float">
            <text:p>7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3.3" calcext:value-type="float">
            <text:p>11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.6" calcext:value-type="float">
            <text:p>82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89.3" calcext:value-type="float">
            <text:p>89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lišky Krásnohorské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2.8" calcext:value-type="float">
            <text:p>92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lišky Krásnohorské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98.7" calcext:value-type="float">
            <text:p>98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kořep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3.5" calcext:value-type="float">
            <text:p>123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kořep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elantrichov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93.3" calcext:value-type="float">
            <text:p>293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Rybn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8.2" calcext:value-type="float">
            <text:p>108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Rybn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iliová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.3" calcext:value-type="float">
            <text:p>97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iliová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.7" calcext:value-type="float">
            <text:p>180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iliov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2.4" calcext:value-type="float">
            <text:p>22,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iliová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11.1" calcext:value-type="float">
            <text:p>111,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.4" calcext:value-type="float">
            <text:p>47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03.7" calcext:value-type="float">
            <text:p>103,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.2" calcext:value-type="float">
            <text:p>10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7.5" calcext:value-type="float">
            <text:p>7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.1" calcext:value-type="float">
            <text:p>69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.3" calcext:value-type="float">
            <text:p>63,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.8" calcext:value-type="float">
            <text:p>5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6.9" calcext:value-type="float">
            <text:p>76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1.3" calcext:value-type="float">
            <text:p>61,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Králodvor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Králodvor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3.6" calcext:value-type="float">
            <text:p>43,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Králodvorská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9.7" calcext:value-type="float">
            <text:p>19,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Králodvorská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.9" calcext:value-type="float">
            <text:p>61,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Králodvor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11.5" calcext:value-type="float">
            <text:p>211,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Králodvor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Králodvorská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06.8" calcext:value-type="float">
            <text:p>106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Rybná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1" calcext:value-type="float">
            <text:p>25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yt</text:p>
          </table:table-cell>
          <table:table-cell office:value-type="string" calcext:value-type="string">
            <text:p>Staré Měst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Rybná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.4" calcext:value-type="float">
            <text:p>69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Rybn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27.8" calcext:value-type="float">
            <text:p>127,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Rybná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3.9" calcext:value-type="float">
            <text:p>33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bytový prostor</text:p>
          </table:table-cell>
          <table:table-cell office:value-type="string" calcext:value-type="string">
            <text:p>Star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enediktská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2" table:number-rows-repeated="10458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7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 style:data-style-name="N2" text:time-value="15:02:12.9406629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8" style:display-name="PageStyle_Shee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7" style:display-name="PageStyle_Shee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1" style:display-name="PageStyle_Sheet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9" style:display-name="PageStyle_Shee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0" style:display-name="PageStyle_Sheet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2" style:display-name="PageStyle_Sheet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3" style:display-name="PageStyle_Sheet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5" style:display-name="PageStyle_Sheet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7" style:display-name="PageStyle_Sheet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6" style:display-name="PageStyle_Sheet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4" style:display-name="PageStyle_Sheet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8" style:display-name="PageStyle_Shee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9" style:display-name="PageStyle_Sheet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1" style:display-name="PageStyle_Sheet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0" style:display-name="PageStyle_Sheet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2" style:display-name="PageStyle_Sheet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3" style:display-name="PageStyle_Sheet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4" style:display-name="PageStyle_Sheet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5" style:display-name="PageStyle_Sheet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6" style:display-name="PageStyle_Sheet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7" style:display-name="PageStyle_Sheet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8" style:display-name="PageStyle_Sheet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9" style:display-name="PageStyle_Sheet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0" style:display-name="PageStyle_Sheet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1" style:display-name="PageStyle_Sheet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2" style:display-name="PageStyle_She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3" style:display-name="PageStyle_Sheet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4" style:display-name="PageStyle_Sheet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5" style:display-name="PageStyle_Sheet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6" style:display-name="PageStyle_Sheet4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7" style:display-name="PageStyle_Sheet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8" style:display-name="PageStyle_Sheet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9" style:display-name="PageStyle_Sheet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0" style:display-name="PageStyle_Shee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1" style:display-name="PageStyle_Sheet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2" style:display-name="PageStyle_Sheet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4" style:display-name="PageStyle_Sheet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6" style:display-name="PageStyle_Sheet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7" style:display-name="PageStyle_Sheet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3" style:display-name="PageStyle_Sheet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5" style:display-name="PageStyle_Sheet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8" style:display-name="PageStyle_Sheet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2" style:display-name="PageStyle_Sheet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9" style:display-name="PageStyle_Sheet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0" style:display-name="PageStyle_Sheet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1" style:display-name="PageStyle_Sheet6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3" style:display-name="PageStyle_Sheet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6" style:display-name="PageStyle_Sheet6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4" style:display-name="PageStyle_Sheet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8" style:display-name="PageStyle_Sheet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7" style:display-name="PageStyle_Sheet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5" style:display-name="PageStyle_Sheet6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4:13:46</meta:creation-date>
    <dc:date>2016-12-13T15:59:10.194592310</dc:date>
    <meta:generator>LibreOffice/5.0.6.2$Linux_X86_64 LibreOffice_project/00$Build-2</meta:generator>
    <meta:editing-duration>PT55M5S</meta:editing-duration>
    <meta:editing-cycles>9</meta:editing-cycles>
    <dc:creator>Zabransky Adam</dc:creator>
    <meta:document-statistic meta:table-count="1" meta:cell-count="188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